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 style:master-page-name="HTML">
      <style:table-properties style:width="27.596cm" style:page-number="auto" table:align="left" style:writing-mode="page"/>
    </style:style>
    <style:style style:name="Tabelle1.A" style:family="table-column">
      <style:table-column-properties style:column-width="4.6cm"/>
    </style:style>
    <style:style style:name="Tabelle1.B" style:family="table-column">
      <style:table-column-properties style:column-width="4.394cm"/>
    </style:style>
    <style:style style:name="Tabelle1.C" style:family="table-column">
      <style:table-column-properties style:column-width="4.895cm"/>
    </style:style>
    <style:style style:name="Tabelle1.D" style:family="table-column">
      <style:table-column-properties style:column-width="4.392cm"/>
    </style:style>
    <style:style style:name="Tabelle1.E" style:family="table-column">
      <style:table-column-properties style:column-width="4.314cm"/>
    </style:style>
    <style:style style:name="Tabelle1.F" style:family="table-column">
      <style:table-column-properties style:column-width="5.001cm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27.615cm" table:align="margins" style:writing-mode="page"/>
    </style:style>
    <style:style style:name="Tabelle2.A" style:family="table-column">
      <style:table-column-properties style:column-width="2.011cm" style:rel-column-width="4771*"/>
    </style:style>
    <style:style style:name="Tabelle2.B" style:family="table-column">
      <style:table-column-properties style:column-width="5.08cm" style:rel-column-width="12055*"/>
    </style:style>
    <style:style style:name="Tabelle2.C" style:family="table-column">
      <style:table-column-properties style:column-width="6.826cm" style:rel-column-width="16199*"/>
    </style:style>
    <style:style style:name="Tabelle2.D" style:family="table-column">
      <style:table-column-properties style:column-width="6.8cm" style:rel-column-width="16136*"/>
    </style:style>
    <style:style style:name="Tabelle2.E" style:family="table-column">
      <style:table-column-properties style:column-width="5.292cm" style:rel-column-width="12557*"/>
    </style:style>
    <style:style style:name="Tabelle2.F" style:family="table-column">
      <style:table-column-properties style:column-width="1.609cm" style:rel-column-width="3817*"/>
    </style:style>
    <style:style style:name="Tabelle2.A1" style:family="table-cell">
      <style:table-cell-properties fo:padding="0.097cm" fo:border="none"/>
    </style:style>
    <style:style style:name="P1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85%" fo:text-align="center" style:justify-single-word="false" fo:text-indent="0cm" style:auto-text-indent="false" fo:background-color="transparent" style:writing-mode="page"/>
      <style:text-properties style:font-name="Liberation Mono" fo:font-size="13pt" fo:letter-spacing="-0.018cm" style:font-size-asian="13pt" style:font-size-complex="13pt"/>
    </style:style>
    <style:style style:name="P2" style:family="paragraph" style:parent-style-name="Preformatted_20_Text">
      <loext:graphic-properties draw:fill="none"/>
      <style:paragraph-properties fo:margin-left="0cm" fo:margin-right="0cm" fo:margin-top="0cm" fo:margin-bottom="0cm" loext:contextual-spacing="false" fo:line-height="85%" fo:text-align="center" style:justify-single-word="false" fo:text-indent="0cm" style:auto-text-indent="false" fo:background-color="transparent" style:writing-mode="page"/>
    </style:style>
    <style:style style:name="P3" style:family="paragraph" style:parent-style-name="Table_20_Contents">
      <style:paragraph-properties fo:margin-top="0cm" fo:margin-bottom="0cm" loext:contextual-spacing="false" fo:line-height="95%" style:writing-mode="page"/>
      <style:text-properties style:font-name="Liberation Mono" fo:font-size="10pt" style:font-name-asian="NSimSun" style:font-size-asian="10pt" style:font-name-complex="Liberation Mono" style:font-size-complex="10pt"/>
    </style:style>
    <style:style style:name="P4" style:family="paragraph" style:parent-style-name="Table_20_Contents">
      <style:paragraph-properties fo:margin-top="0cm" fo:margin-bottom="0cm" loext:contextual-spacing="false" fo:line-height="95%" fo:text-align="center" style:justify-single-word="false" style:writing-mode="page"/>
      <style:text-properties style:font-name="Liberation Mono" fo:font-size="10pt" style:font-name-asian="NSimSun" style:font-size-asian="10pt" style:font-name-complex="Liberation Mono" style:font-size-complex="10pt"/>
    </style:style>
    <style:style style:name="P5" style:family="paragraph" style:parent-style-name="Table_20_Contents">
      <style:paragraph-properties fo:line-height="85%" style:writing-mode="page"/>
      <style:text-properties style:font-name="Liberation Mono" fo:font-size="13pt" style:font-name-asian="NSimSun" style:font-size-asian="13pt" style:font-name-complex="Liberation Mono" style:font-size-complex="13pt"/>
    </style:style>
    <style:style style:name="P6" style:family="paragraph" style:parent-style-name="Table_20_Contents">
      <style:paragraph-properties fo:line-height="85%" fo:text-align="center" style:justify-single-word="false" style:writing-mode="page"/>
      <style:text-properties style:font-name="Liberation Mono" fo:font-size="13pt" style:font-name-asian="NSimSun" style:font-size-asian="13pt" style:font-name-complex="Liberation Mono" style:font-size-complex="13pt"/>
    </style:style>
    <style:style style:name="P7" style:family="paragraph" style:parent-style-name="Table_20_Contents">
      <style:paragraph-properties fo:line-height="85%" fo:text-align="center" style:justify-single-word="false" style:writing-mode="page"/>
      <style:text-properties style:font-name="Liberation Mono" fo:font-size="13pt" officeooo:paragraph-rsid="000dc070" style:font-name-asian="NSimSun" style:font-size-asian="13pt" style:font-name-complex="Liberation Mono" style:font-size-complex="13pt"/>
    </style:style>
    <style:style style:name="T1" style:family="text">
      <style:text-properties fo:color="#000000" style:font-name="Liberation Mono" fo:font-size="13pt" fo:letter-spacing="-0.018cm" fo:font-weight="bold" fo:background-color="#eeeeee" loext:char-shading-value="0" style:font-size-asian="13pt" style:font-size-complex="13pt"/>
    </style:style>
    <style:style style:name="T2" style:family="text">
      <style:text-properties fo:color="#000000" style:font-name="Liberation Mono" fo:font-size="13pt" fo:letter-spacing="-0.032cm" fo:font-weight="bold" style:font-size-asian="13pt" style:font-size-complex="13pt"/>
    </style:style>
    <style:style style:name="T3" style:family="text">
      <style:text-properties fo:color="#000000" style:font-name="Liberation Mono" fo:font-size="13pt" fo:letter-spacing="-0.032cm" fo:font-weight="bold" fo:background-color="#eeeeee" loext:char-shading-value="0" style:font-size-asian="13pt" style:font-size-complex="13pt"/>
    </style:style>
    <style:style style:name="T4" style:family="text">
      <style:text-properties fo:color="#000000" style:font-name="Liberation Mono" fo:font-size="13pt" fo:letter-spacing="-0.032cm" style:font-size-asian="13pt" style:font-size-complex="13pt"/>
    </style:style>
    <style:style style:name="T5" style:family="text">
      <style:text-properties fo:color="#000000" style:font-name="Liberation Mono" fo:letter-spacing="-0.018cm"/>
    </style:style>
    <style:style style:name="T6" style:family="text">
      <style:text-properties fo:color="#000000" style:font-name="Liberation Mono" fo:letter-spacing="-0.018cm" fo:font-weight="bold"/>
    </style:style>
    <style:style style:name="T7" style:family="text">
      <style:text-properties fo:color="#000000" style:font-name="Liberation Mono" fo:letter-spacing="-0.018cm" fo:font-weight="bold" fo:background-color="#eeeeee" loext:char-shading-value="0"/>
    </style:style>
    <style:style style:name="T8" style:family="text">
      <style:text-properties fo:color="#000000" style:font-name="Liberation Mono" fo:font-size="14pt" fo:letter-spacing="-0.018cm" fo:font-weight="bold" fo:background-color="#eeeeee" loext:char-shading-value="0"/>
    </style:style>
    <style:style style:name="T9" style:family="text">
      <style:text-properties fo:color="#ff0000" style:font-name="Liberation Mono" fo:font-size="13pt" fo:letter-spacing="-0.018cm" style:font-size-asian="13pt" style:font-size-complex="13pt"/>
    </style:style>
    <style:style style:name="T10" style:family="text">
      <style:text-properties fo:color="#ff0000" style:font-name="Liberation Mono" fo:font-size="13pt" fo:letter-spacing="-0.018cm" fo:font-weight="bold" fo:background-color="#eeeeee" loext:char-shading-value="0" style:font-size-asian="13pt" style:font-size-complex="13pt"/>
    </style:style>
    <style:style style:name="T11" style:family="text">
      <style:text-properties fo:color="#ff0000" style:font-name="Liberation Mono" fo:font-size="13pt" fo:letter-spacing="-0.032cm" style:font-size-asian="13pt" style:font-size-complex="13pt"/>
    </style:style>
    <style:style style:name="T12" style:family="text">
      <style:text-properties fo:color="#ff0000" style:font-name="Liberation Mono" fo:font-size="13pt" fo:letter-spacing="-0.032cm" fo:font-weight="bold" style:font-size-asian="13pt" style:font-size-complex="13pt"/>
    </style:style>
    <style:style style:name="T13" style:family="text">
      <style:text-properties fo:color="#ff0000" style:font-name="Liberation Mono" fo:font-size="13pt" fo:letter-spacing="-0.032cm" fo:font-weight="bold" fo:background-color="#eeeeee" loext:char-shading-value="0" style:font-size-asian="13pt" style:font-size-complex="13pt"/>
    </style:style>
    <style:style style:name="T14" style:family="text">
      <style:text-properties fo:color="#ff0000" style:font-name="Liberation Mono" fo:letter-spacing="-0.018cm"/>
    </style:style>
    <style:style style:name="T15" style:family="text">
      <style:text-properties fo:color="#ff0000" style:font-name="Liberation Mono" fo:letter-spacing="-0.018cm" fo:font-weight="bold"/>
    </style:style>
    <style:style style:name="T16" style:family="text">
      <style:text-properties fo:color="#ff0000" style:font-name="Liberation Mono" fo:letter-spacing="-0.018cm" fo:font-weight="bold" fo:background-color="#eeeeee" loext:char-shading-value="0"/>
    </style:style>
    <style:style style:name="T17" style:family="text">
      <style:text-properties fo:color="#ff0000" style:font-name="Liberation Mono" fo:font-size="14pt" fo:letter-spacing="-0.032cm" fo:font-weight="bold" fo:background-color="#eeeeee" loext:char-shading-value="0" style:font-size-asian="13pt" style:font-size-complex="13pt"/>
    </style:style>
    <style:style style:name="T18" style:family="text">
      <style:text-properties fo:color="#ff0000" style:font-name="Liberation Mono" fo:font-size="14pt" fo:letter-spacing="-0.018cm" fo:font-weight="bold" fo:background-color="#eeeeee" loext:char-shading-value="0"/>
    </style:style>
    <style:style style:name="T19" style:family="text">
      <style:text-properties fo:color="#000080" style:font-name="Liberation Mono" fo:font-size="13pt" fo:letter-spacing="-0.018cm" fo:font-weight="bold" fo:background-color="#eeeeee" loext:char-shading-value="0" style:font-size-asian="13pt" style:font-size-complex="13pt"/>
    </style:style>
    <style:style style:name="T20" style:family="text">
      <style:text-properties fo:color="#000080" style:font-name="Liberation Mono" fo:font-size="13pt" fo:letter-spacing="-0.032cm" style:font-size-asian="13pt" style:font-size-complex="13pt"/>
    </style:style>
    <style:style style:name="T21" style:family="text">
      <style:text-properties fo:color="#000080" style:font-name="Liberation Mono" fo:font-size="13pt" fo:letter-spacing="-0.032cm" fo:font-weight="bold" fo:background-color="#eeeeee" loext:char-shading-value="0" style:font-size-asian="13pt" style:font-size-complex="13pt"/>
    </style:style>
    <style:style style:name="T22" style:family="text">
      <style:text-properties fo:color="#000080" style:font-name="Liberation Mono" fo:letter-spacing="-0.018cm"/>
    </style:style>
    <style:style style:name="T23" style:family="text">
      <style:text-properties fo:color="#000080" style:font-name="Liberation Mono" fo:letter-spacing="-0.018cm" fo:font-weight="bold" fo:background-color="#eeeeee" loext:char-shading-value="0"/>
    </style:style>
    <style:style style:name="T24" style:family="text">
      <style:text-properties fo:color="#0000ff" style:font-name="Liberation Mono" fo:font-size="13pt" fo:letter-spacing="-0.018cm" fo:font-weight="bold" style:font-size-asian="13pt" style:font-size-complex="13pt"/>
    </style:style>
    <style:style style:name="T25" style:family="text">
      <style:text-properties fo:color="#0000ff" style:font-name="Liberation Mono" fo:font-size="13pt" fo:letter-spacing="-0.018cm" fo:font-weight="bold" fo:background-color="#eeeeee" loext:char-shading-value="0" style:font-size-asian="13pt" style:font-size-complex="13pt"/>
    </style:style>
    <style:style style:name="T26" style:family="text">
      <style:text-properties fo:color="#0000ff" style:font-name="Liberation Mono" fo:font-size="13pt" fo:letter-spacing="-0.032cm" style:font-size-asian="13pt" style:font-size-complex="13pt"/>
    </style:style>
    <style:style style:name="T27" style:family="text">
      <style:text-properties fo:color="#0000ff" style:font-name="Liberation Mono" fo:font-size="13pt" fo:letter-spacing="-0.032cm" fo:font-weight="bold" style:font-size-asian="13pt" style:font-size-complex="13pt"/>
    </style:style>
    <style:style style:name="T28" style:family="text">
      <style:text-properties fo:color="#0000ff" style:font-name="Liberation Mono" fo:font-size="13pt" fo:letter-spacing="-0.032cm" fo:font-weight="bold" fo:background-color="#eeeeee" loext:char-shading-value="0" style:font-size-asian="13pt" style:font-size-complex="13pt"/>
    </style:style>
    <style:style style:name="T29" style:family="text">
      <style:text-properties fo:letter-spacing="-0.032cm" fo:font-weight="bold" fo:background-color="#eeeeee" loext:char-shading-value="0"/>
    </style:style>
    <style:style style:name="T30" style:family="text">
      <style:text-properties fo:font-weight="bold" fo:background-color="#eeeeee" loext:char-shading-value="0"/>
    </style:style>
    <style:style style:name="T31" style:family="text">
      <style:text-properties fo:font-variant="small-caps" fo:color="#0000ff" style:font-name="Liberation Mono" fo:font-size="13pt" fo:letter-spacing="-0.018cm" fo:font-weight="bold" fo:background-color="#eeeeee" loext:char-shading-value="0" style:font-size-asian="13pt" style:font-size-complex="13pt"/>
    </style:style>
    <style:style style:name="T32" style:family="text">
      <style:text-properties fo:text-transform="uppercase" style:use-window-font-color="true" style:font-name="Liberation Mono" fo:font-size="13pt" fo:letter-spacing="-0.032cm" fo:font-weight="bold" fo:background-color="#eeeeee" loext:char-shading-value="0" style:font-size-asian="13pt" style:font-size-complex="13pt"/>
    </style:style>
    <style:style style:name="T33" style:family="text">
      <style:text-properties fo:text-transform="uppercase" style:use-window-font-color="true" style:font-name="Liberation Mono" fo:letter-spacing="-0.018cm" fo:font-weight="bold" fo:background-color="#eeeeee" loext:char-shading-value="0"/>
    </style:style>
    <style:style style:name="T34" style:family="text">
      <style:text-properties fo:text-transform="uppercase" fo:color="#ff0000" style:font-name="Liberation Mono" fo:font-size="13pt" fo:letter-spacing="-0.032cm" fo:font-weight="bold" fo:background-color="#eeeeee" loext:char-shading-value="0" style:font-size-asian="13pt" style:font-size-complex="13pt"/>
    </style:style>
    <style:style style:name="T35" style:family="text">
      <style:text-properties fo:text-transform="uppercase" fo:color="#000000" style:font-name="Liberation Mono" fo:letter-spacing="-0.018cm" fo:font-weight="bold" fo:background-color="#eeeeee" loext:char-shading-value="0"/>
    </style:style>
    <style:style style:name="T36" style:family="text">
      <style:text-properties fo:text-transform="uppercase" fo:color="#000000" style:font-name="Liberation Mono" fo:font-size="14pt" fo:letter-spacing="-0.018cm" fo:font-weight="bold" fo:background-color="#eeeeee" loext:char-shading-value="0"/>
    </style:style>
    <style:style style:name="T37" style:family="text">
      <style:text-properties fo:font-variant="normal" fo:text-transform="none" fo:color="#0000ff" style:font-name="Liberation Mono" fo:font-size="13pt" fo:letter-spacing="-0.018cm" fo:font-weight="bold" fo:background-color="#eeeeee" loext:char-shading-value="0" style:font-size-asian="13pt" style:font-size-complex="13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row>
          <table:table-cell table:style-name="Tabelle1.A1" office:value-type="string">
            <text:p text:style-name="P3"><text:span text:style-name="Source_20_Text"><text:span text:style-name="T32">Unit</text:span></text:span><text:span text:style-name="Source_20_Text"><text:span text:style-name="T2"> </text:span></text:span><text:span text:style-name="Source_20_Text"><text:span text:style-name="T3">Unt_iopcc</text:span></text:span><text:span text:style-name="Source_20_Text"><text:span text:style-name="T13">;</text:span></text:span><text:span text:style-name="T29"><text:line-break/> </text:span><text:span text:style-name="Source_20_Text"><text:span text:style-name="T32">Implementation</text:span></text:span><text:span text:style-name="Source_20_Text"><text:span text:style-name="T2"> </text:span></text:span><text:span text:style-name="T29"><text:line-break/></text:span><text:span text:style-name="Source_20_Text"><text:span text:style-name="T32">shl</text:span></text:span><text:span text:style-name="Source_20_Text"><text:span text:style-name="T2"> <text:s text:c="7"/></text:span></text:span><text:span text:style-name="Source_20_Text"><text:span text:style-name="T21">1</text:span></text:span><text:span text:style-name="Source_20_Text"><text:span text:style-name="T13">+</text:span></text:span><text:span text:style-name="Source_20_Text"><text:span text:style-name="T21">1</text:span></text:span><text:span text:style-name="Source_20_Text"><text:span text:style-name="T13">;</text:span></text:span><text:span text:style-name="T29"><text:line-break/></text:span><text:span text:style-name="Source_20_Text"><text:span text:style-name="T28">'</text:span></text:span><text:span text:style-name="Source_20_Text"><text:span text:style-name="T26"> </text:span></text:span><text:span text:style-name="Source_20_Text"><text:span text:style-name="T28">_|'</text:span></text:span><text:span text:style-name="Source_20_Text"><text:span text:style-name="T26"> <text:s text:c="5"/></text:span></text:span><text:span text:style-name="Source_20_Text"><text:span text:style-name="T13">;</text:span></text:span><text:span text:style-name="Source_20_Text"><text:span text:style-name="T3">B</text:span></text:span><text:span text:style-name="Source_20_Text"><text:span text:style-name="T13">=</text:span></text:span><text:span text:style-name="Source_20_Text"><text:span text:style-name="T11"> </text:span></text:span><text:span text:style-name="T29"><text:line-break/><text:line-break/><text:line-break/></text:span><text:span text:style-name="Source_20_Text"><text:span text:style-name="T13">;</text:span></text:span><text:span text:style-name="Source_20_Text"><text:span text:style-name="T3">lQ</text:span></text:span><text:span text:style-name="Source_20_Text"><text:span text:style-name="T13">: </text:span></text:span><text:span text:style-name="Source_20_Text"><text:span text:style-name="T32">array</text:span></text:span><text:span text:style-name="Source_20_Text"><text:span text:style-name="T13">[</text:span></text:span><text:span text:style-name="Source_20_Text"><text:span text:style-name="T3">I</text:span></text:span><text:span text:style-name="Source_20_Text"><text:span text:style-name="T13">]</text:span></text:span><text:span text:style-name="Source_20_Text"><text:span text:style-name="T11"> </text:span></text:span><text:span text:style-name="T29"><text:line-break/></text:span><text:span text:style-name="Source_20_Text"><text:span text:style-name="T3">Q</text:span></text:span><text:span text:style-name="Source_20_Text"><text:span text:style-name="T13">:</text:span></text:span><text:span text:style-name="Source_20_Text"><text:span text:style-name="T3">L</text:span></text:span><text:span text:style-name="Source_20_Text"><text:span text:style-name="T13">):</text:span></text:span><text:span text:style-name="Source_20_Text"><text:span text:style-name="T3">L</text:span></text:span><text:span text:style-name="Source_20_Text"><text:span text:style-name="T13">;</text:span></text:span><text:span text:style-name="Source_20_Text"><text:span text:style-name="T32">begin</text:span></text:span><text:span text:style-name="Source_20_Text"><text:span text:style-name="T2"> <text:s text:c="2"/></text:span></text:span><text:span text:style-name="T29"><text:line-break/><text:line-break/><text:line-break/></text:span><text:span text:style-name="Source_20_Text"><text:span text:style-name="T3">Write</text:span></text:span><text:span text:style-name="Source_20_Text"><text:span text:style-name="T4"> </text:span></text:span><text:span text:style-name="T29"><text:line-break/></text:span><text:span text:style-name="Source_20_Text"><text:span text:style-name="T13">(</text:span></text:span><text:span text:style-name="Source_20_Text"><text:span text:style-name="T11"> </text:span></text:span><text:span text:style-name="Source_20_Text"><text:span text:style-name="T3">U</text:span></text:span><text:span text:style-name="Source_20_Text"><text:span text:style-name="T4"> </text:span></text:span><text:span text:style-name="T29"><text:line-break/></text:span><text:span text:style-name="Source_20_Text"><text:span text:style-name="T3">U</text:span></text:span><text:span text:style-name="Source_20_Text"><text:span text:style-name="T13">+</text:span></text:span><text:span text:style-name="Source_20_Text"><text:span text:style-name="T3">O</text:span></text:span><text:span text:style-name="Source_20_Text"><text:span text:style-name="T13">,</text:span></text:span><text:span text:style-name="Source_20_Text"><text:span text:style-name="T11"> </text:span></text:span><text:span text:style-name="T29"><text:line-break/></text:span><text:span text:style-name="Source_20_Text"><text:span text:style-name="T28">//</text:span></text:span><text:span text:style-name="Source_20_Text"><text:span text:style-name="T27"> </text:span></text:span><text:span text:style-name="Source_20_Text"><text:span text:style-name="T28">#</text:span></text:span><text:span text:style-name="Source_20_Text"><text:span text:style-name="T27"> </text:span></text:span></text:p>
          </table:table-cell>
          <table:table-cell table:style-name="Tabelle1.A1" office:value-type="string">
            <text:p text:style-name="P4"><text:span text:style-name="Source_20_Text"><text:span text:style-name="T34">{$mode</text:span></text:span><text:span text:style-name="T29"><text:line-break/></text:span><text:span text:style-name="Source_20_Text"><text:span text:style-name="T34">{$define</text:span></text:span><text:span text:style-name="Source_20_Text"><text:span text:style-name="T12"> </text:span></text:span><text:span text:style-name="Source_20_Text"><text:span text:style-name="T34">_}</text:span></text:span><text:span text:style-name="T29"><text:line-break/></text:span><text:span text:style-name="Source_20_Text"><text:span text:style-name="T3">O</text:span></text:span><text:span text:style-name="Source_20_Text"><text:span text:style-name="T13">=</text:span></text:span><text:span text:style-name="Source_20_Text"><text:span text:style-name="T3">U</text:span></text:span><text:span text:style-name="Source_20_Text"><text:span text:style-name="T4"> <text:s text:c="6"/></text:span></text:span><text:span text:style-name="Source_20_Text"><text:span text:style-name="T32">and</text:span></text:span><text:span text:style-name="T29"><text:line-break/></text:span><text:span text:style-name="Source_20_Text"><text:span text:style-name="T21">$597B</text:span></text:span><text:span text:style-name="Source_20_Text"><text:span text:style-name="T20"> <text:s text:c="4"/></text:span></text:span><text:span text:style-name="Source_20_Text"><text:span text:style-name="T13">;</text:span></text:span><text:span text:style-name="Source_20_Text"><text:span text:style-name="T3">l0</text:span></text:span><text:span text:style-name="Source_20_Text"><text:span text:style-name="T13">:</text:span></text:span><text:span text:style-name="T29"><text:line-break/><text:line-break/><text:line-break/></text:span><text:span text:style-name="Source_20_Text"><text:span text:style-name="T32">of</text:span></text:span><text:span text:style-name="Source_20_Text"><text:span text:style-name="T2"> </text:span></text:span><text:span text:style-name="Source_20_Text"><text:span text:style-name="T3">L</text:span></text:span><text:span text:style-name="Source_20_Text"><text:span text:style-name="T13">=</text:span></text:span><text:span text:style-name="Source_20_Text"><text:span text:style-name="T11"> </text:span></text:span><text:span text:style-name="Source_20_Text"><text:span text:style-name="T13">(</text:span></text:span><text:span text:style-name="Source_20_Text"><text:span text:style-name="T3">O</text:span></text:span><text:span text:style-name="Source_20_Text"><text:span text:style-name="T13">,</text:span></text:span><text:span text:style-name="Source_20_Text"><text:span text:style-name="T3">U</text:span></text:span><text:span text:style-name="Source_20_Text"><text:span text:style-name="T13">,-</text:span></text:span><text:span text:style-name="Source_20_Text"><text:span text:style-name="T3">O</text:span></text:span><text:span text:style-name="Source_20_Text"><text:span text:style-name="T13">,</text:span></text:span><text:span text:style-name="T29"><text:line-break/></text:span><text:span text:style-name="Source_20_Text"><text:span text:style-name="T3">H</text:span></text:span><text:span text:style-name="Source_20_Text"><text:span text:style-name="T13">:=</text:span></text:span><text:span text:style-name="Source_20_Text"><text:span text:style-name="T11"> </text:span></text:span><text:span text:style-name="Source_20_Text"><text:span text:style-name="T3">Q</text:span></text:span><text:span text:style-name="Source_20_Text"><text:span text:style-name="T13">;</text:span></text:span><text:span text:style-name="Source_20_Text"><text:span text:style-name="T11"> </text:span></text:span><text:span text:style-name="Source_20_Text"><text:span text:style-name="T3">Inc</text:span></text:span><text:span text:style-name="Source_20_Text"><text:span text:style-name="T4"> </text:span></text:span><text:span text:style-name="Source_20_Text"><text:span text:style-name="T13">(</text:span></text:span><text:span text:style-name="Source_20_Text"><text:span text:style-name="T3">Q</text:span></text:span><text:span text:style-name="Source_20_Text"><text:span text:style-name="T13">)</text:span></text:span><text:span text:style-name="T29"><text:line-break/><text:line-break/><text:line-break/></text:span><text:span text:style-name="Source_20_Text"><text:span text:style-name="T13">(</text:span></text:span><text:span text:style-name="Source_20_Text"><text:span text:style-name="T3">C</text:span></text:span><text:span text:style-name="Source_20_Text"><text:span text:style-name="T13">[</text:span></text:span><text:span text:style-name="Source_20_Text"><text:span text:style-name="T3">B</text:span></text:span><text:span text:style-name="Source_20_Text"><text:span text:style-name="T4"> <text:s text:c="7"/></text:span></text:span><text:span text:style-name="Source_20_Text"><text:span text:style-name="T32">shr</text:span></text:span><text:span text:style-name="T29"><text:line-break/></text:span><text:span text:style-name="Source_20_Text"><text:span text:style-name="T32">shl</text:span></text:span><text:span text:style-name="Source_20_Text"><text:span text:style-name="T2"> <text:s text:c="9"/></text:span></text:span><text:span text:style-name="Source_20_Text"><text:span text:style-name="T21">1</text:span></text:span><text:span text:style-name="Source_20_Text"><text:span text:style-name="T13">)</text:span></text:span><text:span text:style-name="T29"><text:line-break/></text:span><text:span text:style-name="Source_20_Text"><text:span text:style-name="T21">3</text:span></text:span><text:span text:style-name="Source_20_Text"><text:span text:style-name="T13">));</text:span></text:span><text:span text:style-name="Source_20_Text"><text:span text:style-name="T11"> <text:s text:c="6"/></text:span></text:span><text:span text:style-name="Source_20_Text"><text:span text:style-name="T32">end</text:span></text:span><text:span text:style-name="Source_20_Text"><text:span text:style-name="T13">;</text:span></text:span><text:span text:style-name="T29"><text:line-break/></text:span><text:span text:style-name="Source_20_Text"><text:span text:style-name="T28">This</text:span></text:span><text:span text:style-name="Source_20_Text"><text:span text:style-name="T27"> <text:s text:c="8"/></text:span></text:span><text:span text:style-name="Source_20_Text"><text:span text:style-name="T28">is</text:span></text:span></text:p>
          </table:table-cell>
          <table:table-cell table:style-name="Tabelle1.A1" office:value-type="string">
            <text:p text:style-name="P4"><text:span text:style-name="Source_20_Text"><text:span text:style-name="T17">delphi}{$H+}</text:span></text:span><text:span text:style-name="T29"><text:line-break/></text:span><text:span text:style-name="Source_20_Text"><text:span text:style-name="T32">type</text:span></text:span><text:span text:style-name="Source_20_Text"><text:span text:style-name="T2"> </text:span></text:span><text:span text:style-name="Source_20_Text"><text:span text:style-name="T3">L</text:span></text:span><text:span text:style-name="Source_20_Text"><text:span text:style-name="T13">=</text:span></text:span><text:span text:style-name="Source_20_Text"><text:span text:style-name="T3">integer</text:span></text:span><text:span text:style-name="T29"><text:line-break/></text:span><text:span text:style-name="Source_20_Text"><text:span text:style-name="T13">-</text:span></text:span><text:span text:style-name="Source_20_Text"><text:span text:style-name="T3">U</text:span></text:span><text:span text:style-name="Source_20_Text"><text:span text:style-name="T13">;</text:span></text:span><text:span text:style-name="Source_20_Text"><text:span text:style-name="T3">D</text:span></text:span><text:span text:style-name="Source_20_Text"><text:span text:style-name="T4"> <text:s text:c="11"/></text:span></text:span><text:span text:style-name="T29"><text:line-break/></text:span><text:span text:style-name="Source_20_Text"><text:span text:style-name="T32">array</text:span></text:span><text:span text:style-name="Source_20_Text"><text:span text:style-name="T2"> <text:s text:c="11"/></text:span></text:span><text:span text:style-name="T29"><text:line-break/><text:line-break/><text:line-break/></text:span><text:span text:style-name="Source_20_Text"><text:span text:style-name="T13">-</text:span></text:span><text:span text:style-name="Source_20_Text"><text:span text:style-name="T3">U</text:span></text:span><text:span text:style-name="Source_20_Text"><text:span text:style-name="T13">);</text:span></text:span><text:span text:style-name="Source_20_Text"><text:span text:style-name="T32">var</text:span></text:span><text:span text:style-name="Source_20_Text"><text:span text:style-name="T2"> </text:span></text:span><text:span text:style-name="Source_20_Text"><text:span text:style-name="T3">E</text:span></text:span><text:span text:style-name="Source_20_Text"><text:span text:style-name="T13">:</text:span></text:span><text:span text:style-name="Source_20_Text"><text:span text:style-name="T32">array</text:span></text:span><text:span text:style-name="Source_20_Text"><text:span text:style-name="T2"> </text:span></text:span><text:span text:style-name="T29"><text:line-break/></text:span><text:span text:style-name="Source_20_Text"><text:span text:style-name="T11"> <text:s/></text:span></text:span><text:span text:style-name="Source_20_Text"><text:span text:style-name="T13">;</text:span></text:span><text:span text:style-name="Source_20_Text"><text:span text:style-name="T32">end</text:span></text:span><text:span text:style-name="Source_20_Text"><text:span text:style-name="T13">;</text:span></text:span><text:span text:style-name="Source_20_Text"><text:span text:style-name="T32">procedure</text:span></text:span><text:span text:style-name="T29"><text:line-break/><text:line-break/><text:line-break/></text:span><text:span text:style-name="Source_20_Text"><text:span text:style-name="T2"> <text:s text:c="11"/></text:span></text:span><text:span text:style-name="Source_20_Text"><text:span text:style-name="T13">(</text:span></text:span><text:span text:style-name="Source_20_Text"><text:span text:style-name="T3">H</text:span></text:span><text:span text:style-name="Source_20_Text"><text:span text:style-name="T13">(</text:span></text:span><text:span text:style-name="Source_20_Text"><text:span text:style-name="T3">U</text:span></text:span><text:span text:style-name="Source_20_Text"><text:span text:style-name="T13">)</text:span></text:span><text:span text:style-name="T29"><text:line-break/></text:span><text:span text:style-name="Source_20_Text"><text:span text:style-name="T11"> <text:s text:c="11"/></text:span></text:span><text:span text:style-name="Source_20_Text"><text:span text:style-name="T32">and</text:span></text:span><text:span text:style-name="Source_20_Text"><text:span text:style-name="T2"> </text:span></text:span><text:span text:style-name="Source_20_Text"><text:span text:style-name="T21">3</text:span></text:span><text:span text:style-name="T29"><text:line-break/></text:span><text:span text:style-name="Source_20_Text"><text:span text:style-name="T28">{!!}</text:span></text:span><text:span text:style-name="Source_20_Text"><text:span text:style-name="T27"> <text:s/></text:span></text:span><text:span text:style-name="Source_20_Text"><text:span text:style-name="T32">Procedure</text:span></text:span><text:span text:style-name="T29"><text:line-break/></text:span><text:span text:style-name="Source_20_Text"><text:span text:style-name="T28">Just</text:span></text:span><text:span text:style-name="Source_20_Text"><text:span text:style-name="T27"> </text:span></text:span><text:span text:style-name="Source_20_Text"><text:span text:style-name="T28">an</text:span></text:span><text:span text:style-name="Source_20_Text"><text:span text:style-name="T27"> </text:span></text:span><text:span text:style-name="Source_20_Text"><text:span text:style-name="T28">Dum-</text:span></text:span></text:p>
          </table:table-cell>
          <table:table-cell table:style-name="Tabelle1.A1" office:value-type="string">
            <text:p text:style-name="P3"><text:span text:style-name="Source_20_Text"><text:span text:style-name="T12"><text:s text:c="4"/></text:span></text:span><text:span text:style-name="Source_20_Text"><text:span text:style-name="T32">Interface</text:span></text:span><text:span text:style-name="Source_20_Text"><text:span text:style-name="T2"> </text:span></text:span><text:span text:style-name="T29"><text:line-break/></text:span><text:span text:style-name="Source_20_Text"><text:span text:style-name="T4"> </text:span></text:span><text:span text:style-name="Source_20_Text"><text:span text:style-name="T13">;</text:span></text:span><text:span text:style-name="Source_20_Text"><text:span text:style-name="T3">I</text:span></text:span><text:span text:style-name="Source_20_Text"><text:span text:style-name="T13">=</text:span></text:span><text:span text:style-name="Source_20_Text"><text:span text:style-name="T21">0</text:span></text:span><text:span text:style-name="Source_20_Text"><text:span text:style-name="T13">..</text:span></text:span><text:span text:style-name="Source_20_Text"><text:span text:style-name="T21">3</text:span></text:span><text:span text:style-name="Source_20_Text"><text:span text:style-name="T13">;</text:span></text:span><text:span text:style-name="Source_20_Text"><text:span text:style-name="T32">const</text:span></text:span><text:span text:style-name="T29"><text:line-break/></text:span><text:span text:style-name="Source_20_Text"><text:span text:style-name="T13">=</text:span></text:span><text:span text:style-name="Source_20_Text"><text:span text:style-name="T3">O</text:span></text:span><text:span text:style-name="Source_20_Text"><text:span text:style-name="T4"> </text:span></text:span><text:span text:style-name="Source_20_Text"><text:span text:style-name="T32">shl</text:span></text:span><text:span text:style-name="Source_20_Text"><text:span text:style-name="T2"> <text:s text:c="7"/></text:span></text:span><text:span text:style-name="T29"><text:line-break/></text:span><text:span text:style-name="Source_20_Text"><text:span text:style-name="T13">[</text:span></text:span><text:span text:style-name="Source_20_Text"><text:span text:style-name="T3">I</text:span></text:span><text:span text:style-name="Source_20_Text"><text:span text:style-name="T13">]</text:span></text:span><text:span text:style-name="Source_20_Text"><text:span text:style-name="T32">of</text:span></text:span><text:span text:style-name="Source_20_Text"><text:span text:style-name="T2"> <text:s text:c="8"/></text:span></text:span><text:span text:style-name="T29"><text:line-break/><text:line-break/><text:line-break/></text:span><text:span text:style-name="Source_20_Text"><text:span text:style-name="T13">[</text:span></text:span><text:span text:style-name="Source_20_Text"><text:span text:style-name="T21">0</text:span></text:span><text:span text:style-name="Source_20_Text"><text:span text:style-name="T13">..</text:span></text:span><text:span text:style-name="Source_20_Text"><text:span text:style-name="T3">Z</text:span></text:span><text:span text:style-name="Source_20_Text"><text:span text:style-name="T13">]</text:span></text:span><text:span text:style-name="Source_20_Text"><text:span text:style-name="T11"> <text:s text:c="7"/></text:span></text:span><text:span text:style-name="T29"><text:line-break/></text:span><text:span text:style-name="Source_20_Text"><text:span text:style-name="T3">Q</text:span></text:span><text:span text:style-name="Source_20_Text"><text:span text:style-name="T13">(</text:span></text:span><text:span text:style-name="Source_20_Text"><text:span text:style-name="T3">U</text:span></text:span><text:span text:style-name="Source_20_Text"><text:span text:style-name="T13">:</text:span></text:span><text:span text:style-name="Source_20_Text"><text:span text:style-name="T3">L</text:span></text:span><text:span text:style-name="Source_20_Text"><text:span text:style-name="T13">);</text:span></text:span><text:span text:style-name="Source_20_Text"><text:span text:style-name="T11"> <text:s text:c="6"/></text:span></text:span><text:span text:style-name="T29"><text:line-break/><text:line-break/><text:line-break/></text:span><text:span text:style-name="Source_20_Text"><text:span text:style-name="T32">shl</text:span></text:span><text:span text:style-name="Source_20_Text"><text:span text:style-name="T2"> </text:span></text:span><text:span text:style-name="Source_20_Text"><text:span text:style-name="T21">1</text:span></text:span><text:span text:style-name="Source_20_Text"><text:span text:style-name="T13">)</text:span></text:span><text:span text:style-name="Source_20_Text"><text:span text:style-name="T11"> <text:s text:c="7"/></text:span></text:span><text:span text:style-name="T29"><text:line-break/></text:span><text:span text:style-name="Source_20_Text"><text:span text:style-name="T13">])</text:span></text:span><text:span text:style-name="Source_20_Text"><text:span text:style-name="T32">else</text:span></text:span><text:span text:style-name="Source_20_Text"><text:span text:style-name="T2"> <text:s text:c="6"/></text:span></text:span><text:span text:style-name="T29"><text:line-break/></text:span><text:span text:style-name="Source_20_Text"><text:span text:style-name="T2"> </text:span></text:span><text:span text:style-name="Source_20_Text"><text:span text:style-name="T3">Main</text:span></text:span><text:span text:style-name="Source_20_Text"><text:span text:style-name="T13">;</text:span></text:span><text:span text:style-name="Source_20_Text"><text:span text:style-name="T11"> <text:s/></text:span></text:span><text:span text:style-name="Source_20_Text"><text:span text:style-name="T28">{!!!!}</text:span></text:span><text:span text:style-name="T29"><text:line-break/></text:span><text:span text:style-name="Source_20_Text"><text:span text:style-name="T27"> <text:s text:c="2"/></text:span></text:span><text:span text:style-name="Source_20_Text"><text:span text:style-name="T28">my</text:span></text:span><text:span text:style-name="Source_20_Text"><text:span text:style-name="T27"> </text:span></text:span><text:span text:style-name="Source_20_Text"><text:span text:style-name="T28">Comment</text:span></text:span><text:span text:style-name="Source_20_Text"><text:span text:style-name="T27"> <text:s/></text:span></text:span></text:p>
          </table:table-cell>
          <table:table-cell table:style-name="Tabelle1.A1" office:value-type="string">
            <text:p text:style-name="P4"><text:span text:style-name="Source_20_Text"><text:span text:style-name="T32">Procedure</text:span></text:span><text:span text:style-name="T29"><text:line-break/></text:span><text:span text:style-name="Source_20_Text"><text:span text:style-name="T3">Z</text:span></text:span><text:span text:style-name="Source_20_Text"><text:span text:style-name="T13">=</text:span></text:span><text:span text:style-name="Source_20_Text"><text:span text:style-name="T21">1</text:span></text:span><text:span text:style-name="Source_20_Text"><text:span text:style-name="T20"> </text:span></text:span><text:span text:style-name="Source_20_Text"><text:span text:style-name="T32">shl</text:span></text:span><text:span text:style-name="Source_20_Text"><text:span text:style-name="T2"> </text:span></text:span><text:span text:style-name="Source_20_Text"><text:span text:style-name="T21">11</text:span></text:span><text:span text:style-name="Source_20_Text"><text:span text:style-name="T13">;</text:span></text:span><text:span text:style-name="T29"><text:line-break/></text:span><text:span text:style-name="Source_20_Text"><text:span text:style-name="T13">(</text:span></text:span><text:span text:style-name="Source_20_Text"><text:span text:style-name="T3">O</text:span></text:span><text:span text:style-name="Source_20_Text"><text:span text:style-name="T4"> </text:span></text:span><text:span text:style-name="Source_20_Text"><text:span text:style-name="T32">shl</text:span></text:span><text:span text:style-name="Source_20_Text"><text:span text:style-name="T2"> <text:s text:c="4"/></text:span></text:span><text:span text:style-name="Source_20_Text"><text:span text:style-name="T3">O </text:span></text:span><text:span text:style-name="Source_20_Text"><text:span text:style-name="T13">+</text:span></text:span><text:span text:style-name="T29"><text:line-break/></text:span><text:span text:style-name="Source_20_Text"><text:span text:style-name="T3">L</text:span></text:span><text:span text:style-name="Source_20_Text"><text:span text:style-name="T13">=(</text:span></text:span><text:span text:style-name="Source_20_Text"><text:span text:style-name="T21">0</text:span></text:span><text:span text:style-name="Source_20_Text"><text:span text:style-name="T13">,</text:span></text:span><text:span text:style-name="Source_20_Text"><text:span text:style-name="T11"> <text:s text:c="4"/></text:span></text:span><text:span text:style-name="Source_20_Text"><text:span text:style-name="T13">-</text:span></text:span><text:span text:style-name="Source_20_Text"><text:span text:style-name="T21">3</text:span></text:span><text:span text:style-name="Source_20_Text"><text:span text:style-name="T13">,</text:span></text:span><text:span text:style-name="Source_20_Text"><text:span text:style-name="T3">U</text:span></text:span><text:span text:style-name="T29"><text:line-break/><text:line-break/><text:line-break/></text:span><text:span text:style-name="Source_20_Text"><text:span text:style-name="T32">of</text:span></text:span><text:span text:style-name="Source_20_Text"><text:span text:style-name="T2"> </text:span></text:span><text:span text:style-name="Source_20_Text"><text:span text:style-name="T3">L</text:span></text:span><text:span text:style-name="Source_20_Text"><text:span text:style-name="T4"> </text:span></text:span><text:span text:style-name="Source_20_Text"><text:span text:style-name="T13">;</text:span></text:span><text:span text:style-name="Source_20_Text"><text:span text:style-name="T11"> </text:span></text:span><text:span text:style-name="Source_20_Text"><text:span text:style-name="T32">function</text:span></text:span><text:span text:style-name="T29"><text:line-break/></text:span><text:span text:style-name="Source_20_Text"><text:span text:style-name="T32">begin</text:span></text:span><text:span text:style-name="Source_20_Text"><text:span text:style-name="T2"> </text:span></text:span><text:span text:style-name="Source_20_Text"><text:span text:style-name="T32">if</text:span></text:span><text:span text:style-name="Source_20_Text"><text:span text:style-name="T2"> <text:s/></text:span></text:span><text:span text:style-name="Source_20_Text"><text:span text:style-name="T3">U</text:span></text:span><text:span text:style-name="Source_20_Text"><text:span text:style-name="T4"> </text:span></text:span><text:span text:style-name="Source_20_Text"><text:span text:style-name="T13">&lt;</text:span></text:span><text:span text:style-name="Source_20_Text"><text:span text:style-name="T11"> </text:span></text:span><text:span text:style-name="Source_20_Text"><text:span text:style-name="T3">D</text:span></text:span><text:span text:style-name="T29"><text:line-break/><text:line-break/><text:line-break/></text:span><text:span text:style-name="Source_20_Text"><text:span text:style-name="T32">and</text:span></text:span><text:span text:style-name="Source_20_Text"><text:span text:style-name="T2"> <text:s text:c="7"/></text:span></text:span><text:span text:style-name="Source_20_Text"><text:span text:style-name="T21">3</text:span></text:span><text:span text:style-name="Source_20_Text"><text:span text:style-name="T13">]+</text:span></text:span><text:span text:style-name="Source_20_Text"><text:span text:style-name="T3">C</text:span></text:span><text:span text:style-name="T29"><text:line-break/></text:span><text:span text:style-name="Source_20_Text"><text:span text:style-name="T3">Write</text:span></text:span><text:span text:style-name="Source_20_Text"><text:span text:style-name="T4"> <text:s text:c="4"/></text:span></text:span><text:span text:style-name="Source_20_Text"><text:span text:style-name="T13">(</text:span></text:span><text:span text:style-name="Source_20_Text"><text:span text:style-name="T3">Copy</text:span></text:span><text:span text:style-name="T29"><text:line-break/></text:span><text:span text:style-name="Source_20_Text"><text:span text:style-name="T32">var</text:span></text:span><text:span text:style-name="Source_20_Text"><text:span text:style-name="T2"> <text:s text:c="7"/></text:span></text:span><text:span text:style-name="Source_20_Text"><text:span text:style-name="T3">ll</text:span></text:span><text:span text:style-name="Source_20_Text"><text:span text:style-name="T4"> </text:span></text:span><text:span text:style-name="Source_20_Text"><text:span text:style-name="T13">:</text:span></text:span><text:span text:style-name="T29"><text:line-break/></text:span><text:span text:style-name="Source_20_Text"><text:span text:style-name="T28">to</text:span></text:span><text:span text:style-name="Source_20_Text"><text:span text:style-name="T27"> </text:span></text:span><text:span text:style-name="Source_20_Text"><text:span text:style-name="T28">~</text:span></text:span><text:span text:style-name="Source_20_Text"><text:span text:style-name="T27"> <text:s text:c="6"/></text:span></text:span><text:span text:style-name="Source_20_Text"><text:span text:style-name="T28">fill</text:span></text:span></text:p>
          </table:table-cell>
          <table:table-cell table:style-name="Tabelle1.A1" office:value-type="string">
            <text:p text:style-name="P3"><text:span text:style-name="Source_20_Text"><text:span text:style-name="T3">Main</text:span></text:span><text:span text:style-name="Source_20_Text"><text:span text:style-name="T13">;</text:span></text:span><text:span text:style-name="T29"><text:line-break/></text:span><text:span text:style-name="Source_20_Text"><text:span text:style-name="T3">U</text:span></text:span><text:span text:style-name="Source_20_Text"><text:span text:style-name="T13">=</text:span></text:span><text:span text:style-name="Source_20_Text"><text:span text:style-name="T21">$13</text:span></text:span><text:span text:style-name="T29"><text:line-break/></text:span><text:span text:style-name="Source_20_Text"><text:span text:style-name="T3">O</text:span></text:span><text:span text:style-name="Source_20_Text"><text:span text:style-name="T13">);</text:span></text:span><text:span text:style-name="Source_20_Text"><text:span text:style-name="T3">C</text:span></text:span><text:span text:style-name="Source_20_Text"><text:span text:style-name="T13">=</text:span></text:span><text:span text:style-name="T29"><text:line-break/></text:span><text:span text:style-name="Source_20_Text"><text:span text:style-name="T13">-</text:span></text:span><text:span text:style-name="Source_20_Text"><text:span text:style-name="T3">O</text:span></text:span><text:span text:style-name="Source_20_Text"><text:span text:style-name="T13">,-</text:span></text:span><text:span text:style-name="Source_20_Text"><text:span text:style-name="T3">O</text:span></text:span><text:span text:style-name="Source_20_Text"><text:span text:style-name="T13">)</text:span></text:span><text:span text:style-name="T29"><text:line-break/><text:line-break/><text:line-break/></text:span><text:span text:style-name="Source_20_Text"><text:span text:style-name="T3">H</text:span></text:span><text:span text:style-name="Source_20_Text"><text:span text:style-name="T13">(</text:span></text:span><text:span text:style-name="Source_20_Text"><text:span text:style-name="T32">var</text:span></text:span><text:span text:style-name="T29"><text:line-break/></text:span><text:span text:style-name="Source_20_Text"><text:span text:style-name="T32">then</text:span></text:span><text:span text:style-name="T29"><text:line-break/><text:line-break/><text:line-break/></text:span><text:span text:style-name="Source_20_Text"><text:span text:style-name="T13">[</text:span></text:span><text:span text:style-name="Source_20_Text"><text:span text:style-name="T3">B</text:span></text:span><text:span text:style-name="Source_20_Text"><text:span text:style-name="T4"> </text:span></text:span><text:span text:style-name="Source_20_Text"><text:span text:style-name="T32">shr</text:span></text:span><text:span text:style-name="T29"><text:line-break/></text:span><text:span text:style-name="Source_20_Text"><text:span text:style-name="T13">(</text:span></text:span><text:span text:style-name="Source_20_Text"><text:span text:style-name="T3">C</text:span></text:span><text:span text:style-name="Source_20_Text"><text:span text:style-name="T13">+</text:span></text:span><text:span text:style-name="Source_20_Text"><text:span text:style-name="T3">C</text:span></text:span><text:span text:style-name="Source_20_Text"><text:span text:style-name="T13">+</text:span></text:span><text:span text:style-name="Source_20_Text"><text:span text:style-name="T3">C</text:span></text:span><text:span text:style-name="Source_20_Text"><text:span text:style-name="T13">+</text:span></text:span><text:span text:style-name="Source_20_Text"><text:span text:style-name="T3">LineEnding</text:span></text:span><text:span text:style-name="Source_20_Text"><text:span text:style-name="T13">,</text:span></text:span><text:span text:style-name="T29"><text:line-break/></text:span><text:span text:style-name="Source_20_Text"><text:span text:style-name="T32">array</text:span></text:span><text:span text:style-name="Source_20_Text"><text:span text:style-name="T13">[</text:span></text:span><text:span text:style-name="Source_20_Text"><text:span text:style-name="T21">0</text:span></text:span><text:span text:style-name="Source_20_Text"><text:span text:style-name="T13">..</text:span></text:span><text:span text:style-name="Source_20_Text"><text:span text:style-name="T3">Z</text:span></text:span><text:span text:style-name="Source_20_Text"><text:span text:style-name="T13">]</text:span></text:span><text:span text:style-name="Source_20_Text"><text:span text:style-name="T11"> </text:span></text:span><text:span text:style-name="Source_20_Text"><text:span text:style-name="T32">of</text:span></text:span><text:span text:style-name="Source_20_Text"><text:span text:style-name="T2"> </text:span></text:span><text:span text:style-name="Source_20_Text"><text:span text:style-name="T3">L</text:span></text:span><text:span text:style-name="Source_20_Text"><text:span text:style-name="T13">;</text:span></text:span><text:span text:style-name="T29"><text:line-break/></text:span><text:span text:style-name="Source_20_Text"><text:span text:style-name="T28">the</text:span></text:span><text:span text:style-name="Source_20_Text"><text:span text:style-name="T27"> </text:span></text:span><text:span text:style-name="Source_20_Text"><text:span text:style-name="T28">Gaps</text:span></text:span><text:span text:style-name="Source_20_Text"><text:span text:style-name="T27"> </text:span></text:span><text:span text:style-name="Source_20_Text"><text:span text:style-name="T28">********</text:span></text:span></text:p>
          </table:table-cell>
        </table:table-row>
      </table:table>
      <text:p text:style-name="Standard"/>
      <text:p text:style-name="Standard"/>
      <text:p text:style-name="P2"><text:span text:style-name="Source_20_Text"><text:span text:style-name="T1">Hel</text:span></text:span><text:span text:style-name="Source_20_Text"><text:span text:style-name="T10">:</text:span></text:span><text:span text:style-name="Source_20_Text"><text:span text:style-name="T1">l</text:span></text:span><text:span text:style-name="Source_20_Text"><text:span text:style-name="T10">=</text:span></text:span><text:span text:style-name="Source_20_Text"><text:span text:style-name="T19">0</text:span></text:span><text:span text:style-name="Source_20_Text"><text:span text:style-name="T10">;</text:span></text:span><text:span text:style-name="Source_20_Text"><text:span text:style-name="T9"> </text:span></text:span><text:span text:style-name="Source_20_Text"><text:span text:style-name="T25">//LGPL</text:span></text:span><text:span text:style-name="Source_20_Text"><text:span text:style-name="T24"> </text:span></text:span><text:span text:style-name="Source_20_Text"><text:span text:style-name="T25">2017</text:span></text:span></text:p>
      <text:p text:style-name="P2"><text:span text:style-name="Source_20_Text"><text:span text:style-name="T1">Wor</text:span></text:span><text:span text:style-name="Source_20_Text"><text:span text:style-name="T10">:</text:span></text:span><text:span text:style-name="Source_20_Text"><text:span text:style-name="T1">l</text:span></text:span><text:span text:style-name="Source_20_Text"><text:span text:style-name="T10">=</text:span></text:span><text:span text:style-name="Source_20_Text"><text:span text:style-name="T1">d</text:span></text:span><text:span text:style-name="Source_20_Text"><text:span text:style-name="T10">-</text:span></text:span><text:span text:style-name="Source_20_Text"><text:span text:style-name="T1">D</text:span></text:span><text:span text:style-name="Source_20_Text"><text:span text:style-name="T10">;</text:span></text:span><text:span text:style-name="Source_20_Text"><text:span text:style-name="T9"> </text:span></text:span><text:span text:style-name="Source_20_Text"><text:span text:style-name="T25">//</text:span></text:span><text:span text:style-name="Source_20_Text"><text:span text:style-name="T24"> </text:span></text:span><text:span text:style-name="Source_20_Text"><text:span text:style-name="T25">by</text:span></text:span><text:span text:style-name="Source_20_Text"><text:span text:style-name="T24"> </text:span></text:span><text:span text:style-name="Source_20_Text"><text:span text:style-name="T25">Joe</text:span></text:span></text:p>
      <text:p text:style-name="P1"/>
      <text:p text:style-name="P2"><text:span text:style-name="Source_20_Text"><text:span text:style-name="T1">P</text:span></text:span><text:span text:style-name="Source_20_Text"><text:span text:style-name="T10">,</text:span></text:span><text:span text:style-name="Source_20_Text"><text:span text:style-name="T1">A</text:span></text:span><text:span text:style-name="Source_20_Text"><text:span text:style-name="T10">,</text:span></text:span><text:span text:style-name="Source_20_Text"><text:span text:style-name="T1">S</text:span></text:span><text:span text:style-name="Source_20_Text"><text:span text:style-name="T10">,</text:span></text:span><text:span text:style-name="Source_20_Text"><text:span text:style-name="T1">CA</text:span></text:span><text:span text:style-name="Source_20_Text"><text:span text:style-name="T10">:</text:span></text:span><text:span text:style-name="Source_20_Text"><text:span text:style-name="T1">L</text:span></text:span><text:span text:style-name="Source_20_Text"><text:span text:style-name="T10">;</text:span></text:span><text:span text:style-name="Source_20_Text"><text:span text:style-name="T9"> </text:span></text:span><text:span text:style-name="Source_20_Text"><text:span text:style-name="T31">//</text:span></text:span><text:span text:style-name="Source_20_Text"><text:span text:style-name="T37">Care</text:span></text:span></text:p>
      <text:p text:style-name="P2"><text:span text:style-name="Source_20_Text"><text:span text:style-name="T1">_fe</text:span></text:span><text:span text:style-name="Source_20_Text"><text:span text:style-name="T10">:</text:span></text:span><text:span text:style-name="Source_20_Text"><text:span text:style-name="T1">l</text:span></text:span><text:span text:style-name="Source_20_Text"><text:span text:style-name="T10">=</text:span></text:span><text:span text:style-name="Source_20_Text"><text:span text:style-name="T1">z</text:span></text:span><text:span text:style-name="Source_20_Text"><text:span text:style-name="T10">-</text:span></text:span><text:span text:style-name="Source_20_Text"><text:span text:style-name="T1">z</text:span></text:span><text:span text:style-name="Source_20_Text"><text:span text:style-name="T10">;</text:span></text:span><text:span text:style-name="Source_20_Text"><text:span text:style-name="T1">_C</text:span></text:span><text:span text:style-name="Source_20_Text"><text:span text:style-name="T10">,</text:span></text:span><text:span text:style-name="Source_20_Text"><text:span text:style-name="T1">oo</text:span></text:span><text:span text:style-name="Source_20_Text"><text:span text:style-name="T10">:</text:span></text:span><text:span text:style-name="Source_20_Text"><text:span text:style-name="T1">l</text:span></text:span><text:span text:style-name="Source_20_Text"><text:span text:style-name="T10">;</text:span></text:span></text:p>
      <text:p text:style-name="Standard"/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 text:style-name="Standard"/>
          </table:table-cell>
          <table:table-cell table:style-name="Tabelle2.A1" office:value-type="string">
            <text:p text:style-name="P6"><text:span text:style-name="Source_20_Text"><text:span text:style-name="T14"><text:s text:c="3"/></text:span></text:span><text:span text:style-name="Source_20_Text"><text:span text:style-name="T7">l1</text:span></text:span><text:span text:style-name="Source_20_Text"><text:span text:style-name="T16">:</text:span></text:span><text:span text:style-name="Source_20_Text"><text:span text:style-name="T36">array</text:span></text:span><text:span text:style-name="Source_20_Text"><text:span text:style-name="T6"> <text:s text:c="2"/></text:span></text:span><text:span text:style-name="T30"><text:line-break/></text:span><text:span text:style-name="Source_20_Text"><text:span text:style-name="T7">d</text:span></text:span><text:span text:style-name="Source_20_Text"><text:span text:style-name="T16">;</text:span></text:span><text:span text:style-name="Source_20_Text"><text:span text:style-name="T7">CA</text:span></text:span><text:span text:style-name="Source_20_Text"><text:span text:style-name="T16">:=</text:span></text:span><text:span text:style-name="Source_20_Text"><text:span text:style-name="T7">U</text:span></text:span><text:span text:style-name="Source_20_Text"><text:span text:style-name="T16">*</text:span></text:span><text:span text:style-name="Source_20_Text"><text:span text:style-name="T7">U</text:span></text:span><text:span text:style-name="Source_20_Text"><text:span text:style-name="T16">-</text:span></text:span><text:span text:style-name="Source_20_Text"><text:span text:style-name="T7">O</text:span></text:span><text:span text:style-name="Source_20_Text"><text:span text:style-name="T16">;</text:span></text:span><text:span text:style-name="Source_20_Text"><text:span text:style-name="T7">A</text:span></text:span><text:span text:style-name="T30"><text:line-break/></text:span><text:span text:style-name="Source_20_Text"><text:span text:style-name="T16">&gt;=</text:span></text:span><text:span text:style-name="Source_20_Text"><text:span text:style-name="T7">Hel</text:span></text:span><text:span text:style-name="Source_20_Text"><text:span text:style-name="T16">)</text:span></text:span><text:span text:style-name="Source_20_Text"><text:span text:style-name="T14"> <text:s text:c="5"/></text:span></text:span><text:span text:style-name="Source_20_Text"><text:span text:style-name="T8">do</text:span></text:span><text:span text:style-name="T30"><text:line-break/></text:span><text:span text:style-name="Source_20_Text"><text:span text:style-name="T7">E</text:span></text:span><text:span text:style-name="Source_20_Text"><text:span text:style-name="T16">[</text:span></text:span><text:span text:style-name="Source_20_Text"><text:span text:style-name="T7">S</text:span></text:span><text:span text:style-name="Source_20_Text"><text:span text:style-name="T16">];</text:span></text:span><text:span text:style-name="Source_20_Text"><text:span text:style-name="T14"> <text:s text:c="8"/></text:span></text:span><text:span text:style-name="T30"><text:line-break/></text:span><text:span text:style-name="Source_20_Text"><text:span text:style-name="T7">A</text:span></text:span><text:span text:style-name="Source_20_Text"><text:span text:style-name="T16">:=</text:span></text:span><text:span text:style-name="Source_20_Text"><text:span text:style-name="T7">lQ</text:span></text:span><text:span text:style-name="Source_20_Text"><text:span text:style-name="T5"> <text:s text:c="8"/></text:span></text:span><text:span text:style-name="T30"><text:line-break/></text:span><text:span text:style-name="Source_20_Text"><text:span text:style-name="T7">U</text:span></text:span><text:span text:style-name="Source_20_Text"><text:span text:style-name="T16">*</text:span></text:span><text:span text:style-name="Source_20_Text"><text:span text:style-name="T7">U</text:span></text:span><text:span text:style-name="Source_20_Text"><text:span text:style-name="T16">)</text:span></text:span><text:span text:style-name="Source_20_Text"><text:span text:style-name="T14"> <text:s text:c="9"/></text:span></text:span><text:span text:style-name="T30"><text:line-break/></text:span><text:span text:style-name="Source_20_Text"><text:span text:style-name="T16">&lt;&gt;(</text:span></text:span><text:span text:style-name="Source_20_Text"><text:span text:style-name="T7">E</text:span></text:span><text:span text:style-name="Source_20_Text"><text:span text:style-name="T5"> <text:s text:c="9"/></text:span></text:span><text:span text:style-name="T30"><text:line-break/></text:span><text:span text:style-name="Source_20_Text"><text:span text:style-name="T7">Wor</text:span></text:span><text:span text:style-name="Source_20_Text"><text:span text:style-name="T16">)</text:span></text:span><text:span text:style-name="Source_20_Text"><text:span text:style-name="T14"> <text:s text:c="9"/></text:span></text:span><text:span text:style-name="T30"><text:line-break/></text:span><text:span text:style-name="Source_20_Text"><text:span text:style-name="T16">)</text:span></text:span><text:span text:style-name="Source_20_Text"><text:span text:style-name="T8">then</text:span></text:span><text:span text:style-name="Source_20_Text"><text:span text:style-name="T6"> <text:s text:c="8"/></text:span></text:span><text:span text:style-name="T30"><text:line-break/></text:span><text:span text:style-name="Source_20_Text"><text:span text:style-name="T7">A</text:span></text:span><text:span text:style-name="Source_20_Text"><text:span text:style-name="T16">:=</text:span></text:span><text:span text:style-name="Source_20_Text"><text:span text:style-name="T7">lQ</text:span></text:span><text:span text:style-name="Source_20_Text"><text:span text:style-name="T5"> <text:s text:c="8"/></text:span></text:span><text:span text:style-name="T30"><text:line-break/></text:span><text:span text:style-name="Source_20_Text"><text:span text:style-name="T7">E</text:span></text:span><text:span text:style-name="Source_20_Text"><text:span text:style-name="T16">[</text:span></text:span><text:span text:style-name="Source_20_Text"><text:span text:style-name="T7">A</text:span></text:span><text:span text:style-name="Source_20_Text"><text:span text:style-name="T16">]</text:span></text:span><text:span text:style-name="Source_20_Text"><text:span text:style-name="T14"> <text:s text:c="9"/></text:span></text:span><text:span text:style-name="T30"><text:line-break/></text:span><text:span text:style-name="Source_20_Text"><text:span text:style-name="T16">:=</text:span></text:span><text:span text:style-name="Source_20_Text"><text:span text:style-name="T7">A</text:span></text:span><text:span text:style-name="Source_20_Text"><text:span text:style-name="T16">;</text:span></text:span><text:span text:style-name="Source_20_Text"><text:span text:style-name="T8">end</text:span></text:span><text:span text:style-name="Source_20_Text"><text:span text:style-name="T6"> <text:s text:c="6"/></text:span></text:span><text:span text:style-name="T30"><text:line-break/></text:span><text:span text:style-name="Source_20_Text"><text:span text:style-name="T8">end</text:span></text:span><text:span text:style-name="Source_20_Text"><text:span text:style-name="T16">;</text:span></text:span><text:span text:style-name="Source_20_Text"><text:span text:style-name="T8">end</text:span></text:span><text:span text:style-name="Source_20_Text"><text:span text:style-name="T6"> <text:s text:c="5"/></text:span></text:span><text:span text:style-name="Source_20_Text"><text:span text:style-name="T16">;</text:span></text:span><text:span text:style-name="T30"><text:line-break/></text:span><text:span text:style-name="Source_20_Text"><text:span text:style-name="T14"> </text:span></text:span><text:span text:style-name="Source_20_Text"><text:span text:style-name="T8">for</text:span></text:span><text:span text:style-name="Source_20_Text"><text:span text:style-name="T6"> </text:span></text:span><text:span text:style-name="Source_20_Text"><text:span text:style-name="T7">S</text:span></text:span><text:span text:style-name="Source_20_Text"><text:span text:style-name="T16">:=</text:span></text:span><text:span text:style-name="Source_20_Text"><text:span text:style-name="T7">O</text:span></text:span><text:span text:style-name="Source_20_Text"><text:span text:style-name="T5"> </text:span></text:span><text:span text:style-name="Source_20_Text"><text:span text:style-name="T8">to</text:span></text:span><text:span text:style-name="Source_20_Text"><text:span text:style-name="T6"> </text:span></text:span><text:span text:style-name="Source_20_Text"><text:span text:style-name="T7">U</text:span></text:span><text:span text:style-name="T30"><text:line-break/></text:span><text:span text:style-name="Source_20_Text"><text:span text:style-name="T22"> <text:s/></text:span></text:span><text:span text:style-name="Source_20_Text"><text:span text:style-name="T16">);</text:span></text:span><text:span text:style-name="Source_20_Text"><text:span text:style-name="T7">Q</text:span></text:span><text:span text:style-name="Source_20_Text"><text:span text:style-name="T16">(</text:span></text:span><text:span text:style-name="Source_20_Text"><text:span text:style-name="T7">D</text:span></text:span><text:span text:style-name="Source_20_Text"><text:span text:style-name="T16">);</text:span></text:span><text:span text:style-name="Source_20_Text"><text:span text:style-name="T8">end</text:span></text:span><text:span text:style-name="Source_20_Text"><text:span text:style-name="T16">;</text:span></text:span><text:span text:style-name="Source_20_Text"><text:span text:style-name="T14"> </text:span></text:span></text:p>
          </table:table-cell>
          <table:table-cell table:style-name="Tabelle2.A1" office:value-type="string">
            <text:p text:style-name="P7"><text:span text:style-name="Source_20_Text"><text:span text:style-name="T6"><text:s text:c="2"/></text:span></text:span><text:span text:style-name="Source_20_Text"><text:span text:style-name="T16">[</text:span></text:span><text:span text:style-name="Source_20_Text"><text:span text:style-name="T7">I</text:span></text:span><text:span text:style-name="Source_20_Text"><text:span text:style-name="T16">]</text:span></text:span><text:span text:style-name="Source_20_Text"><text:span text:style-name="T33">of</text:span></text:span><text:span text:style-name="Source_20_Text"><text:span text:style-name="T6"> </text:span></text:span><text:span text:style-name="Source_20_Text"><text:span text:style-name="T7">L</text:span></text:span><text:span text:style-name="Source_20_Text"><text:span text:style-name="T16">;</text:span></text:span><text:span text:style-name="Source_20_Text"><text:span text:style-name="T33">begin</text:span></text:span><text:span text:style-name="Source_20_Text"><text:span text:style-name="T6"> <text:s/></text:span></text:span><text:span text:style-name="T30"><text:line-break/></text:span><text:span text:style-name="Source_20_Text"><text:span text:style-name="T5"> </text:span></text:span><text:span text:style-name="Source_20_Text"><text:span text:style-name="T16">:=</text:span></text:span><text:span text:style-name="Source_20_Text"><text:span text:style-name="T7">CA</text:span></text:span><text:span text:style-name="Source_20_Text"><text:span text:style-name="T16">;</text:span></text:span><text:span text:style-name="Source_20_Text"><text:span text:style-name="T7">E</text:span></text:span><text:span text:style-name="Source_20_Text"><text:span text:style-name="T16">[</text:span></text:span><text:span text:style-name="Source_20_Text"><text:span text:style-name="T7">CA</text:span></text:span><text:span text:style-name="Source_20_Text"><text:span text:style-name="T16">]:=</text:span></text:span><text:span text:style-name="Source_20_Text"><text:span text:style-name="T7">Z</text:span></text:span><text:span text:style-name="Source_20_Text"><text:span text:style-name="T16">+</text:span></text:span><text:span text:style-name="Source_20_Text"><text:span text:style-name="T23">2</text:span></text:span><text:span text:style-name="Source_20_Text"><text:span text:style-name="T16">;</text:span></text:span><text:span text:style-name="T30"><text:line-break/></text:span><text:span text:style-name="Source_20_Text"><text:span text:style-name="T33">begin</text:span></text:span><text:span text:style-name="Source_20_Text"><text:span text:style-name="T6"> <text:s text:c="7"/></text:span></text:span><text:span text:style-name="Source_20_Text"><text:span text:style-name="T7">oO</text:span></text:span><text:span text:style-name="Source_20_Text"><text:span text:style-name="T16">:=</text:span></text:span><text:span text:style-name="Source_20_Text"><text:span text:style-name="T23">0</text:span></text:span><text:span text:style-name="T30"><text:line-break/></text:span><text:span text:style-name="Source_20_Text"><text:span text:style-name="T7">Wor</text:span></text:span><text:span text:style-name="Source_20_Text"><text:span text:style-name="T16">:=</text:span></text:span><text:span text:style-name="Source_20_Text"><text:span text:style-name="T23">0</text:span></text:span><text:span text:style-name="Source_20_Text"><text:span text:style-name="T22"> <text:s text:c="5"/></text:span></text:span><text:span text:style-name="Source_20_Text"><text:span text:style-name="T16">;</text:span></text:span><text:span text:style-name="Source_20_Text"><text:span text:style-name="T33">for</text:span></text:span><text:span text:style-name="Source_20_Text"><text:span text:style-name="T35"> </text:span></text:span><text:span text:style-name="Source_20_Text"><text:span text:style-name="T7">P</text:span></text:span><text:span text:style-name="T30"><text:line-break/></text:span><text:span text:style-name="Source_20_Text"><text:span text:style-name="T16">[</text:span></text:span><text:span text:style-name="Source_20_Text"><text:span text:style-name="T7">P</text:span></text:span><text:span text:style-name="Source_20_Text"><text:span text:style-name="T5"> </text:span></text:span><text:span text:style-name="Source_20_Text"><text:span text:style-name="T33">and</text:span></text:span><text:span text:style-name="Source_20_Text"><text:span text:style-name="T6"> <text:s text:c="5"/></text:span></text:span><text:span text:style-name="Source_20_Text"><text:span text:style-name="T23">3</text:span></text:span><text:span text:style-name="Source_20_Text"><text:span text:style-name="T16">] +</text:span></text:span><text:span text:style-name="Source_20_Text"><text:span text:style-name="T7">S</text:span></text:span><text:span text:style-name="Source_20_Text"><text:span text:style-name="T16">;</text:span></text:span><text:span text:style-name="T30"><text:line-break/></text:span><text:span text:style-name="Source_20_Text"><text:span text:style-name="T33">and</text:span></text:span><text:span text:style-name="Source_20_Text"><text:span text:style-name="T16">(</text:span></text:span><text:span text:style-name="Source_20_Text"><text:span text:style-name="T7">P</text:span></text:span><text:span text:style-name="Source_20_Text"><text:span text:style-name="T16">&lt;&gt;</text:span></text:span><text:span text:style-name="Source_20_Text"><text:span text:style-name="T14"> <text:s text:c="4"/></text:span></text:span><text:span text:style-name="Source_20_Text"><text:span text:style-name="T16">(</text:span></text:span><text:span text:style-name="Source_20_Text"><text:span text:style-name="T7">A </text:span></text:span><text:span text:style-name="Source_20_Text"><text:span text:style-name="T33">mod</text:span></text:span><text:span text:style-name="T30"><text:line-break/></text:span><text:span text:style-name="Source_20_Text"><text:span text:style-name="T16">[</text:span></text:span><text:span text:style-name="Source_20_Text"><text:span text:style-name="T7">A</text:span></text:span><text:span text:style-name="Source_20_Text"><text:span text:style-name="T16">]</text:span></text:span><text:span text:style-name="Source_20_Text"><text:span text:style-name="T33">and</text:span></text:span><text:span text:style-name="Source_20_Text"><text:span text:style-name="T6"> <text:s text:c="6"/></text:span></text:span><text:span text:style-name="Source_20_Text"><text:span text:style-name="T7">Z </text:span></text:span><text:span text:style-name="Source_20_Text"><text:span text:style-name="T16">)))</text:span></text:span><text:span text:style-name="T30"><text:line-break/></text:span><text:span text:style-name="Source_20_Text"><text:span text:style-name="T16">]:=</text:span></text:span><text:span text:style-name="Source_20_Text"><text:span text:style-name="T7">P</text:span></text:span><text:span text:style-name="Source_20_Text"><text:span text:style-name="T16">;</text:span></text:span><text:span text:style-name="Source_20_Text"><text:span text:style-name="T14"> <text:s text:c="8"/></text:span></text:span><text:span text:style-name="Source_20_Text"><text:span text:style-name="T33">end</text:span></text:span><text:span text:style-name="Source_20_Text"><text:span text:style-name="T16">;</text:span></text:span><text:span text:style-name="T30"><text:line-break/></text:span><text:span text:style-name="Source_20_Text"><text:span text:style-name="T33">begin</text:span></text:span><text:span text:style-name="Source_20_Text"><text:span text:style-name="T6"> <text:s text:c="6"/></text:span></text:span><text:span text:style-name="Source_20_Text"><text:span text:style-name="T7">P</text:span></text:span><text:span text:style-name="Source_20_Text"><text:span text:style-name="T16">:=</text:span></text:span><text:span text:style-name="Source_20_Text"><text:span text:style-name="T7">l1</text:span></text:span><text:span text:style-name="Source_20_Text"><text:span text:style-name="T16">[</text:span></text:span><text:span text:style-name="T30"><text:line-break/></text:span><text:span text:style-name="Source_20_Text"><text:span text:style-name="T16">[</text:span></text:span><text:span text:style-name="Source_20_Text"><text:span text:style-name="T7">P</text:span></text:span><text:span text:style-name="Source_20_Text"><text:span text:style-name="T16">]+</text:span></text:span><text:span text:style-name="Source_20_Text"><text:span text:style-name="T7">S</text:span></text:span><text:span text:style-name="Source_20_Text"><text:span text:style-name="T5"> <text:s text:c="7"/></text:span></text:span><text:span text:style-name="Source_20_Text"><text:span text:style-name="T16">;</text:span></text:span><text:span text:style-name="Source_20_Text"><text:span text:style-name="T7">E</text:span></text:span><text:span text:style-name="Source_20_Text"><text:span text:style-name="T16">[</text:span></text:span><text:span text:style-name="Source_20_Text"><text:span text:style-name="T7">S</text:span></text:span><text:span text:style-name="Source_20_Text"><text:span text:style-name="T16">]</text:span></text:span><text:span text:style-name="T30"><text:line-break/></text:span><text:span text:style-name="Source_20_Text"><text:span text:style-name="T16">:=</text:span></text:span><text:span text:style-name="Source_20_Text"><text:span text:style-name="T7">E</text:span></text:span><text:span text:style-name="Source_20_Text"><text:span text:style-name="T16">[</text:span></text:span><text:span text:style-name="Source_20_Text"><text:span text:style-name="T7">A</text:span></text:span><text:span text:style-name="Source_20_Text"><text:span text:style-name="T16">]</text:span></text:span><text:span text:style-name="Source_20_Text"><text:span text:style-name="T33">or</text:span></text:span><text:span text:style-name="Source_20_Text"><text:span text:style-name="T6"> <text:s text:c="4"/></text:span></text:span><text:span text:style-name="Source_20_Text"><text:span text:style-name="T7">Z</text:span></text:span><text:span text:style-name="Source_20_Text"><text:span text:style-name="T5"> </text:span></text:span><text:span text:style-name="Source_20_Text"><text:span text:style-name="T33">or</text:span></text:span><text:span text:style-name="Source_20_Text"><text:span text:style-name="T16">(</text:span></text:span><text:span text:style-name="T30"><text:line-break/></text:span><text:span text:style-name="Source_20_Text"><text:span text:style-name="T33">else</text:span></text:span><text:span text:style-name="Source_20_Text"><text:span text:style-name="T6"> <text:s text:c="8"/></text:span></text:span><text:span text:style-name="Source_20_Text"><text:span text:style-name="T33">begin</text:span></text:span><text:span text:style-name="T30"><text:line-break/></text:span><text:span text:style-name="Source_20_Text"><text:span text:style-name="T14"> </text:span></text:span><text:span text:style-name="Source_20_Text"><text:span text:style-name="T7">Q</text:span></text:span><text:span text:style-name="Source_20_Text"><text:span text:style-name="T16">(</text:span></text:span><text:span text:style-name="Source_20_Text"><text:span text:style-name="T7">d</text:span></text:span><text:span text:style-name="Source_20_Text"><text:span text:style-name="T16">-</text:span></text:span><text:span text:style-name="Source_20_Text"><text:span text:style-name="T23">2</text:span></text:span><text:span text:style-name="Source_20_Text"><text:span text:style-name="T16">);</text:span></text:span><text:span text:style-name="Source_20_Text"><text:span text:style-name="T14"> <text:s text:c="4"/></text:span></text:span><text:span text:style-name="Source_20_Text"><text:span text:style-name="T33">for</text:span></text:span><text:span text:style-name="Source_20_Text"><text:span text:style-name="T6"> </text:span></text:span><text:span text:style-name="Source_20_Text"><text:span text:style-name="T7">S</text:span></text:span><text:span text:style-name="T30"><text:line-break/></text:span><text:span text:style-name="Source_20_Text"><text:span text:style-name="T5"> <text:s text:c="2"/></text:span></text:span><text:span text:style-name="Source_20_Text"><text:span text:style-name="T33">do</text:span></text:span><text:span text:style-name="Source_20_Text"><text:span text:style-name="T6"> <text:s/></text:span></text:span><text:span text:style-name="Source_20_Text"><text:span text:style-name="T33">begin</text:span></text:span><text:span text:style-name="Source_20_Text"><text:span text:style-name="T6"> <text:s/></text:span></text:span><text:span text:style-name="Source_20_Text"><text:span text:style-name="T33">for</text:span></text:span><text:span text:style-name="Source_20_Text"><text:span text:style-name="T6"> </text:span></text:span><text:span text:style-name="T30"><text:line-break/></text:span><text:span text:style-name="Source_20_Text"><text:span text:style-name="T14"> <text:s text:c="4"/></text:span></text:span><text:span text:style-name="Source_20_Text"><text:span text:style-name="T18">{$IFDEF</text:span></text:span><text:span text:style-name="Source_20_Text"><text:span text:style-name="T15"> </text:span></text:span><text:span text:style-name="Source_20_Text"><text:span text:style-name="T18">_}</text:span></text:span><text:span text:style-name="Source_20_Text"><text:span text:style-name="T15"> <text:s text:c="2"/></text:span></text:span></text:p>
          </table:table-cell>
          <table:table-cell table:style-name="Tabelle2.A1" office:value-type="string">
            <text:p text:style-name="P6"><text:span text:style-name="Source_20_Text"><text:span text:style-name="T6"><text:s text:c="4"/></text:span></text:span><text:span text:style-name="Source_20_Text"><text:span text:style-name="T7">Randomize</text:span></text:span><text:span text:style-name="Source_20_Text"><text:span text:style-name="T16">;</text:span></text:span><text:span text:style-name="Source_20_Text"><text:span text:style-name="T14"> <text:s text:c="2"/></text:span></text:span><text:span text:style-name="T30"><text:line-break/></text:span><text:span text:style-name="Source_20_Text"><text:span text:style-name="T14"> <text:s text:c="2"/></text:span></text:span><text:span text:style-name="Source_20_Text"><text:span text:style-name="T33">while</text:span></text:span><text:span text:style-name="Source_20_Text"><text:span text:style-name="T16">(</text:span></text:span><text:span text:style-name="Source_20_Text"><text:span text:style-name="T7">Wor</text:span></text:span><text:span text:style-name="Source_20_Text"><text:span text:style-name="T16">&lt;&gt;</text:span></text:span><text:span text:style-name="Source_20_Text"><text:span text:style-name="T23">0</text:span></text:span><text:span text:style-name="Source_20_Text"><text:span text:style-name="T16">)</text:span></text:span><text:span text:style-name="Source_20_Text"><text:span text:style-name="T14"> <text:s/></text:span></text:span><text:span text:style-name="T30"><text:line-break/></text:span><text:span text:style-name="Source_20_Text"><text:span text:style-name="T16">;</text:span></text:span><text:span text:style-name="Source_20_Text"><text:span text:style-name="T7">S</text:span></text:span><text:span text:style-name="Source_20_Text"><text:span text:style-name="T16">:=</text:span></text:span><text:span text:style-name="Source_20_Text"><text:span text:style-name="T7">CA</text:span></text:span><text:span text:style-name="Source_20_Text"><text:span text:style-name="T5"> <text:s text:c="5"/></text:span></text:span><text:span text:style-name="Source_20_Text"><text:span text:style-name="T16">;</text:span></text:span><text:span text:style-name="Source_20_Text"><text:span text:style-name="T7">CA</text:span></text:span><text:span text:style-name="Source_20_Text"><text:span text:style-name="T16">:=</text:span></text:span><text:span text:style-name="T30"><text:line-break/></text:span><text:span text:style-name="Source_20_Text"><text:span text:style-name="T33">in</text:span></text:span><text:span text:style-name="Source_20_Text"><text:span text:style-name="T16">(</text:span></text:span><text:span text:style-name="Source_20_Text"><text:span text:style-name="T7">l0</text:span></text:span><text:span text:style-name="Source_20_Text"><text:span text:style-name="T5"> <text:s text:c="6"/></text:span></text:span><text:span text:style-name="Source_20_Text"><text:span text:style-name="T16">)</text:span></text:span><text:span text:style-name="Source_20_Text"><text:span text:style-name="T14"> <text:s/></text:span></text:span><text:span text:style-name="Source_20_Text"><text:span text:style-name="T33">do</text:span></text:span><text:span text:style-name="T30"><text:line-break/></text:span><text:span text:style-name="Source_20_Text"><text:span text:style-name="T33">if</text:span></text:span><text:span text:style-name="Source_20_Text"><text:span text:style-name="T16">((</text:span></text:span><text:span text:style-name="Source_20_Text"><text:span text:style-name="T7">A</text:span></text:span><text:span text:style-name="Source_20_Text"><text:span text:style-name="T5"> <text:s text:c="6"/></text:span></text:span><text:span text:style-name="Source_20_Text"><text:span text:style-name="T16">&gt;=</text:span></text:span><text:span text:style-name="Source_20_Text"><text:span text:style-name="T14"> </text:span></text:span><text:span text:style-name="Source_20_Text"><text:span text:style-name="T23">0</text:span></text:span><text:span text:style-name="Source_20_Text"><text:span text:style-name="T16">)</text:span></text:span><text:span text:style-name="T30"><text:line-break/></text:span><text:span text:style-name="Source_20_Text"><text:span text:style-name="T7">U</text:span></text:span><text:span text:style-name="Source_20_Text"><text:span text:style-name="T16">))</text:span></text:span><text:span text:style-name="Source_20_Text"><text:span text:style-name="T33">and</text:span></text:span><text:span text:style-name="Source_20_Text"><text:span text:style-name="T6"> <text:s text:c="5"/></text:span></text:span><text:span text:style-name="Source_20_Text"><text:span text:style-name="T16">((</text:span></text:span><text:span text:style-name="Source_20_Text"><text:span text:style-name="T14"> </text:span></text:span><text:span text:style-name="Source_20_Text"><text:span text:style-name="T7">_C</text:span></text:span><text:span text:style-name="T30"><text:line-break/></text:span><text:span text:style-name="Source_20_Text"><text:span text:style-name="T33">then</text:span></text:span><text:span text:style-name="Source_20_Text"><text:span text:style-name="T6"> <text:s text:c="7"/></text:span></text:span><text:span text:style-name="Source_20_Text"><text:span text:style-name="T33">begin</text:span></text:span><text:span text:style-name="T30"><text:line-break/></text:span><text:span text:style-name="Source_20_Text"><text:span text:style-name="T33">end</text:span></text:span><text:span text:style-name="Source_20_Text"><text:span text:style-name="T6"> </text:span></text:span><text:span text:style-name="Source_20_Text"><text:span text:style-name="T16">;</text:span></text:span><text:span text:style-name="Source_20_Text"><text:span text:style-name="T14"> <text:s text:c="6"/></text:span></text:span><text:span text:style-name="Source_20_Text"><text:span text:style-name="T33">if</text:span></text:span><text:span text:style-name="Source_20_Text"><text:span text:style-name="T6"> <text:s/></text:span></text:span><text:span text:style-name="Source_20_Text"><text:span text:style-name="T16">(</text:span></text:span><text:span text:style-name="T30"><text:line-break/></text:span><text:span text:style-name="Source_20_Text"><text:span text:style-name="T7">Random</text:span></text:span><text:span text:style-name="Source_20_Text"><text:span text:style-name="T5"> <text:s text:c="4"/></text:span></text:span><text:span text:style-name="Source_20_Text"><text:span text:style-name="T16">(</text:span></text:span><text:span text:style-name="Source_20_Text"><text:span text:style-name="T7">Wor</text:span></text:span><text:span text:style-name="Source_20_Text"><text:span text:style-name="T16">)]</text:span></text:span><text:span text:style-name="T30"><text:line-break/></text:span><text:span text:style-name="Source_20_Text"><text:span text:style-name="T16">:=</text:span></text:span><text:span text:style-name="Source_20_Text"><text:span text:style-name="T14"> </text:span></text:span><text:span text:style-name="Source_20_Text"><text:span text:style-name="T7">_C</text:span></text:span><text:span text:style-name="Source_20_Text"><text:span text:style-name="T5"> <text:s text:c="6"/></text:span></text:span><text:span text:style-name="Source_20_Text"><text:span text:style-name="T33">or</text:span></text:span><text:span text:style-name="Source_20_Text"><text:span text:style-name="T6"> <text:s/></text:span></text:span><text:span text:style-name="Source_20_Text"><text:span text:style-name="T7">O</text:span></text:span><text:span text:style-name="T30"><text:line-break/></text:span><text:span text:style-name="Source_20_Text"><text:span text:style-name="T7">O</text:span></text:span><text:span text:style-name="Source_20_Text"><text:span text:style-name="T5"> </text:span></text:span><text:span text:style-name="Source_20_Text"><text:span text:style-name="T33">shl</text:span></text:span><text:span text:style-name="Source_20_Text"><text:span text:style-name="T16">(</text:span></text:span><text:span text:style-name="Source_20_Text"><text:span text:style-name="T14"> <text:s text:c="5"/></text:span></text:span><text:span text:style-name="Source_20_Text"><text:span text:style-name="T16">(</text:span></text:span><text:span text:style-name="Source_20_Text"><text:span text:style-name="T7">P</text:span></text:span><text:span text:style-name="Source_20_Text"><text:span text:style-name="T16">+</text:span></text:span><text:span text:style-name="Source_20_Text"><text:span text:style-name="T23">2</text:span></text:span><text:span text:style-name="Source_20_Text"><text:span text:style-name="T16">)</text:span></text:span><text:span text:style-name="T30"><text:line-break/></text:span><text:span text:style-name="Source_20_Text"><text:span text:style-name="T33">if</text:span></text:span><text:span text:style-name="Source_20_Text"><text:span text:style-name="T6"> </text:span></text:span><text:span text:style-name="Source_20_Text"><text:span text:style-name="T7">_fe</text:span></text:span><text:span text:style-name="Source_20_Text"><text:span text:style-name="T5"> <text:s text:c="5"/></text:span></text:span><text:span text:style-name="Source_20_Text"><text:span text:style-name="T16">&gt;=</text:span></text:span><text:span text:style-name="Source_20_Text"><text:span text:style-name="T7">Hel</text:span></text:span><text:span text:style-name="T30"><text:line-break/></text:span><text:span text:style-name="Source_20_Text"><text:span text:style-name="T16">:=</text:span></text:span><text:span text:style-name="Source_20_Text"><text:span text:style-name="T7">O</text:span></text:span><text:span text:style-name="Source_20_Text"><text:span text:style-name="T5"> </text:span></text:span><text:span text:style-name="Source_20_Text"><text:span text:style-name="T33">to</text:span></text:span><text:span text:style-name="Source_20_Text"><text:span text:style-name="T6"> <text:s text:c="4"/></text:span></text:span><text:span text:style-name="Source_20_Text"><text:span text:style-name="T7">U</text:span></text:span><text:span text:style-name="Source_20_Text"><text:span text:style-name="T16">-</text:span></text:span><text:span text:style-name="Source_20_Text"><text:span text:style-name="T7">O</text:span></text:span><text:span text:style-name="Source_20_Text"><text:span text:style-name="T5"> </text:span></text:span><text:span text:style-name="Source_20_Text"><text:span text:style-name="T33">do</text:span></text:span><text:span text:style-name="T30"><text:line-break/></text:span><text:span text:style-name="Source_20_Text"><text:span text:style-name="T6"> <text:s text:c="2"/></text:span></text:span><text:span text:style-name="Source_20_Text"><text:span text:style-name="T7">A</text:span></text:span><text:span text:style-name="Source_20_Text"><text:span text:style-name="T16">:=</text:span></text:span><text:span text:style-name="Source_20_Text"><text:span text:style-name="T7">O</text:span></text:span><text:span text:style-name="Source_20_Text"><text:span text:style-name="T5"> </text:span></text:span><text:span text:style-name="Source_20_Text"><text:span text:style-name="T33">to</text:span></text:span><text:span text:style-name="Source_20_Text"><text:span text:style-name="T6"> </text:span></text:span><text:span text:style-name="Source_20_Text"><text:span text:style-name="T7">U</text:span></text:span><text:span text:style-name="Source_20_Text"><text:span text:style-name="T5"> </text:span></text:span><text:span text:style-name="Source_20_Text"><text:span text:style-name="T33">do</text:span></text:span><text:span text:style-name="Source_20_Text"><text:span text:style-name="T6"> <text:s/></text:span></text:span><text:span text:style-name="T30"><text:line-break/></text:span><text:span text:style-name="Source_20_Text"><text:span text:style-name="T15"> <text:s text:c="4"/></text:span></text:span><text:span text:style-name="Source_20_Text"><text:span text:style-name="T7">Readln</text:span></text:span><text:span text:style-name="Source_20_Text"><text:span text:style-name="T5"> </text:span></text:span><text:span text:style-name="Source_20_Text"><text:span text:style-name="T16">;</text:span></text:span><text:span text:style-name="Source_20_Text"><text:span text:style-name="T14"> <text:s text:c="4"/></text:span></text:span></text:p>
          </table:table-cell>
          <table:table-cell table:style-name="Tabelle2.A1" office:value-type="string">
            <text:p text:style-name="P5"><text:span text:style-name="Source_20_Text"><text:span text:style-name="T7">E</text:span></text:span><text:span text:style-name="Source_20_Text"><text:span text:style-name="T16">[</text:span></text:span><text:span text:style-name="Source_20_Text"><text:span text:style-name="T23">0</text:span></text:span><text:span text:style-name="Source_20_Text"><text:span text:style-name="T16">]:=</text:span></text:span><text:span text:style-name="T30"><text:line-break/></text:span><text:span text:style-name="Source_20_Text"><text:span text:style-name="T33">or</text:span></text:span><text:span text:style-name="Source_20_Text"><text:span text:style-name="T16">(</text:span></text:span><text:span text:style-name="Source_20_Text"><text:span text:style-name="T7">_fe</text:span></text:span><text:span text:style-name="T30"><text:line-break/></text:span><text:span text:style-name="Source_20_Text"><text:span text:style-name="T7">A</text:span></text:span><text:span text:style-name="Source_20_Text"><text:span text:style-name="T16">;</text:span></text:span><text:span text:style-name="Source_20_Text"><text:span text:style-name="T7">_C</text:span></text:span><text:span text:style-name="Source_20_Text"><text:span text:style-name="T16">:=</text:span></text:span><text:span text:style-name="T30"><text:line-break/></text:span><text:span text:style-name="Source_20_Text"><text:span text:style-name="T33">begin</text:span></text:span><text:span text:style-name="T30"><text:line-break/></text:span><text:span text:style-name="Source_20_Text"><text:span text:style-name="T33">and</text:span></text:span><text:span text:style-name="Source_20_Text"><text:span text:style-name="T16">(</text:span></text:span><text:span text:style-name="Source_20_Text"><text:span text:style-name="T7">A</text:span></text:span><text:span text:style-name="Source_20_Text"><text:span text:style-name="T16">&lt;</text:span></text:span><text:span text:style-name="T30"><text:line-break/></text:span><text:span text:style-name="Source_20_Text"><text:span text:style-name="T33">and</text:span></text:span><text:span text:style-name="Source_20_Text"><text:span text:style-name="T6"> </text:span></text:span><text:span text:style-name="Source_20_Text"><text:span text:style-name="T7">Z</text:span></text:span><text:span text:style-name="Source_20_Text"><text:span text:style-name="T16">)</text:span></text:span><text:span text:style-name="T30"><text:line-break/></text:span><text:span text:style-name="Source_20_Text"><text:span text:style-name="T7">l1</text:span></text:span><text:span text:style-name="Source_20_Text"><text:span text:style-name="T16">[</text:span></text:span><text:span text:style-name="Source_20_Text"><text:span text:style-name="T14"> </text:span></text:span><text:span text:style-name="Source_20_Text"><text:span text:style-name="T7">H</text:span></text:span><text:span text:style-name="Source_20_Text"><text:span text:style-name="T16">(</text:span></text:span><text:span text:style-name="T30"><text:line-break/></text:span><text:span text:style-name="Source_20_Text"><text:span text:style-name="T7">Wor</text:span></text:span><text:span text:style-name="Source_20_Text"><text:span text:style-name="T16">&lt;&gt;</text:span></text:span><text:span text:style-name="Source_20_Text"><text:span text:style-name="T23">0</text:span></text:span><text:span text:style-name="T30"><text:line-break/></text:span><text:span text:style-name="Source_20_Text"><text:span text:style-name="T33">and</text:span></text:span><text:span text:style-name="Source_20_Text"><text:span text:style-name="T6"> </text:span></text:span><text:span text:style-name="Source_20_Text"><text:span text:style-name="T23">3</text:span></text:span><text:span text:style-name="Source_20_Text"><text:span text:style-name="T16">;</text:span></text:span><text:span text:style-name="T30"><text:line-break/></text:span><text:span text:style-name="Source_20_Text"><text:span text:style-name="T33">shl</text:span></text:span><text:span text:style-name="Source_20_Text"><text:span text:style-name="T6"> </text:span></text:span><text:span text:style-name="Source_20_Text"><text:span text:style-name="T7">P</text:span></text:span><text:span text:style-name="Source_20_Text"><text:span text:style-name="T16">;</text:span></text:span><text:span text:style-name="T30"><text:line-break/></text:span><text:span text:style-name="Source_20_Text"><text:span text:style-name="T33">mod</text:span></text:span><text:span text:style-name="Source_20_Text"><text:span text:style-name="T6"> </text:span></text:span><text:span text:style-name="Source_20_Text"><text:span text:style-name="T23">4</text:span></text:span><text:span text:style-name="Source_20_Text"><text:span text:style-name="T16">));</text:span></text:span><text:span text:style-name="Source_20_Text"><text:span text:style-name="T7">ll</text:span></text:span><text:span text:style-name="Source_20_Text"><text:span text:style-name="T16">[</text:span></text:span><text:span text:style-name="Source_20_Text"><text:span text:style-name="T7">H</text:span></text:span><text:span text:style-name="Source_20_Text"><text:span text:style-name="T16">(</text:span></text:span><text:span text:style-name="Source_20_Text"><text:span text:style-name="T7">_fe</text:span></text:span><text:span text:style-name="Source_20_Text"><text:span text:style-name="T16">)]</text:span></text:span><text:span text:style-name="T30"><text:line-break/></text:span><text:span text:style-name="Source_20_Text"><text:span text:style-name="T33">then</text:span></text:span><text:span text:style-name="Source_20_Text"><text:span text:style-name="T6"> </text:span></text:span><text:span text:style-name="Source_20_Text"><text:span text:style-name="T7">A</text:span></text:span><text:span text:style-name="Source_20_Text"><text:span text:style-name="T16">:=</text:span></text:span><text:span text:style-name="Source_20_Text"><text:span text:style-name="T7">ll</text:span></text:span><text:span text:style-name="Source_20_Text"><text:span text:style-name="T16">[</text:span></text:span><text:span text:style-name="Source_20_Text"><text:span text:style-name="T7">H</text:span></text:span><text:span text:style-name="Source_20_Text"><text:span text:style-name="T16">(</text:span></text:span><text:span text:style-name="Source_20_Text"><text:span text:style-name="T7">Hel</text:span></text:span><text:span text:style-name="Source_20_Text"><text:span text:style-name="T16">)];</text:span></text:span><text:span text:style-name="T30"><text:line-break/></text:span><text:span text:style-name="Source_20_Text"><text:span text:style-name="T7">Q</text:span></text:span><text:span text:style-name="Source_20_Text"><text:span text:style-name="T16">(</text:span></text:span><text:span text:style-name="Source_20_Text"><text:span text:style-name="T7">D</text:span></text:span><text:span text:style-name="Source_20_Text"><text:span text:style-name="T5"> </text:span></text:span><text:span text:style-name="Source_20_Text"><text:span text:style-name="T33">shr</text:span></text:span><text:span text:style-name="Source_20_Text"><text:span text:style-name="T6"> </text:span></text:span><text:span text:style-name="Source_20_Text"><text:span text:style-name="T7">O</text:span></text:span><text:span text:style-name="Source_20_Text"><text:span text:style-name="T16">);</text:span></text:span><text:span text:style-name="Source_20_Text"><text:span text:style-name="T7">Q</text:span></text:span><text:span text:style-name="Source_20_Text"><text:span text:style-name="T16">(</text:span></text:span><text:span text:style-name="Source_20_Text"><text:span text:style-name="T7">D</text:span></text:span><text:span text:style-name="Source_20_Text"><text:span text:style-name="T16">+</text:span></text:span><text:span text:style-name="Source_20_Text"><text:span text:style-name="T7">O</text:span></text:span><text:span text:style-name="Source_20_Text"><text:span text:style-name="T16">);</text:span></text:span><text:span text:style-name="T30"><text:line-break/></text:span><text:span text:style-name="Source_20_Text"><text:span text:style-name="T7">Q</text:span></text:span><text:span text:style-name="Source_20_Text"><text:span text:style-name="T16">(</text:span></text:span><text:span text:style-name="Source_20_Text"><text:span text:style-name="T7">E</text:span></text:span><text:span text:style-name="Source_20_Text"><text:span text:style-name="T16">[</text:span></text:span><text:span text:style-name="Source_20_Text"><text:span text:style-name="T7">H</text:span></text:span><text:span text:style-name="Source_20_Text"><text:span text:style-name="T16">(</text:span></text:span><text:span text:style-name="Source_20_Text"><text:span text:style-name="T7">Oo</text:span></text:span><text:span text:style-name="Source_20_Text"><text:span text:style-name="T16">)]</text:span></text:span><text:span text:style-name="Source_20_Text"><text:span text:style-name="T33">and</text:span></text:span><text:span text:style-name="Source_20_Text"><text:span text:style-name="T6"> </text:span></text:span><text:span text:style-name="Source_20_Text"><text:span text:style-name="T23">6</text:span></text:span><text:span text:style-name="T30"><text:line-break/></text:span><text:span text:style-name="Source_20_Text"><text:span text:style-name="T18">{$ENDIF}</text:span></text:span><text:span text:style-name="Source_20_Text"><text:span text:style-name="T33">End</text:span></text:span><text:span text:style-name="Source_20_Text"><text:span text:style-name="T16">;</text:span></text:span><text:span text:style-name="Source_20_Text"><text:span text:style-name="T33">end</text:span></text:span><text:span text:style-name="Source_20_Text"><text:span text:style-name="T16">.</text:span></text:span></text:p>
          </table:table-cell>
          <table:table-cell table:style-name="Tabelle2.A1" office:value-type="string">
            <text:p text:style-name="Standard"/>
          </table:table-cell>
        </table:table-row>
      </table:table>
      <text:p text:style-name="P2"><text:span text:style-name="Source_20_Text"><text:span text:style-name="T25">//###</text:span></text:span><text:span text:style-name="Source_20_Text"><text:span text:style-name="T24"> </text:span></text:span><text:span text:style-name="Source_20_Text"><text:span text:style-name="T25">(C)ode</text:span></text:span><text:span text:style-name="Source_20_Text"><text:span text:style-name="T24"> </text:span></text:span><text:span text:style-name="Source_20_Text"><text:span text:style-name="T25">an</text:span></text:span><text:span text:style-name="Source_20_Text"><text:span text:style-name="T24"> </text:span></text:span><text:span text:style-name="Source_20_Text"><text:span text:style-name="T25">##############</text:span></text:span><text:span text:style-name="Source_20_Text"><text:span text:style-name="T24"> </text:span></text:span><text:span text:style-name="Source_20_Text"><text:span text:style-name="T25">(O)pen</text:span></text:span><text:span text:style-name="Source_20_Text"><text:span text:style-name="T24"> </text:span></text:span><text:span text:style-name="Source_20_Text"><text:span text:style-name="T25">###########</text:span></text:span><text:span text:style-name="Source_20_Text"><text:span text:style-name="T24"> </text:span></text:span><text:span text:style-name="Source_20_Text"><text:span text:style-name="T25">(O)bjectoriented</text:span></text:span><text:span text:style-name="Source_20_Text"><text:span text:style-name="T24"> </text:span></text:span><text:span text:style-name="Source_20_Text"><text:span text:style-name="T25">#######</text:span></text:span><text:span text:style-name="Source_20_Text"><text:span text:style-name="T24"> </text:span></text:span><text:span text:style-name="Source_20_Text"><text:span text:style-name="T25">(L)anguage</text:span></text:span><text:span text:style-name="Source_20_Text"><text:span text:style-name="T24"> </text:span></text:span><text:span text:style-name="Source_20_Text"><text:span text:style-name="T25">!!!!!</text:span></text:span><text:span text:style-name="Source_20_Text"><text:span text:style-name="T24"> </text:span></text:span><text:span text:style-name="Source_20_Text"><text:span text:style-name="T25">####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font-name-asian="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00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1.085cm" fo:margin-right="1cm" fo:background-color="#ffffff" style:writing-mode="lr-tb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t_iopcc</dc:title>
    <dc:date>2017-10-31T22:53:50.071000000</dc:date>
    <meta:editing-duration>PT4H21M</meta:editing-duration>
    <meta:editing-cycles>5</meta:editing-cycles>
    <meta:generator>LibreOffice/5.3.4.2$Windows_X86_64 LibreOffice_project/f82d347ccc0be322489bf7da61d7e4ad13fe2ff3</meta:generator>
    <meta:document-statistic meta:table-count="2" meta:image-count="0" meta:object-count="0" meta:page-count="1" meta:paragraph-count="15" meta:word-count="256" meta:character-count="1945" meta:non-whitespace-character-count="1196"/>
  </office:meta>
</office:document-meta>
</file>